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10000050100000357E7B5ED9A.svm"/>
  <manifest:file-entry manifest:media-type="" manifest:full-path="Pictures/200000010000050100000357351495BE.svm"/>
  <manifest:file-entry manifest:media-type="" manifest:full-path="Pictures/2000000100000501000003575B80AE8F.svm"/>
  <manifest:file-entry manifest:media-type="" manifest:full-path="Pictures/200000010000050100000357364161D9.svm"/>
  <manifest:file-entry manifest:media-type="" manifest:full-path="Pictures/2000000100000501000003575C98988A.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Georgia" svg:font-family="Georgia"/>
    <style:font-face style:name="Times" svg:font-family="Times" style:font-family-generic="roman"/>
    <style:font-face style:name="Luxi Mono1" svg:font-family="'Luxi Mono'" style:font-adornments="Regular" style:font-pitch="fixed"/>
    <style:font-face style:name="Courier" svg:font-family="Courier" style:font-family-generic="modern" style:font-pitch="fixed"/>
    <style:font-face style:name="Luxi Mono" svg:font-family="'Luxi Mono'" style:font-family-generic="modern" style:font-pitch="fixed"/>
    <style:font-face style:name="Luxi Sans1" svg:font-family="'Luxi Sans'" style:font-pitch="variable"/>
    <style:font-face style:name="Luxi Sans" svg:font-family="'Luxi Sans'" style:font-family-generic="swiss" style:font-pitch="variable"/>
  </office:font-face-decls>
  <office:automatic-styles>
    <style:style style:name="Table2" style:family="table">
      <style:table-properties style:width="5.8861in" style:rel-width="85%" fo:break-before="auto" fo:break-after="auto" table:align="center" style:writing-mode="page"/>
    </style:style>
    <style:style style:name="Table2.A" style:family="table-column">
      <style:table-column-properties style:column-width="5.8861in" style:rel-column-width="10711*"/>
    </style:style>
    <style:style style:name="Table2.A1" style:family="table-cell">
      <style:table-cell-properties fo:background-color="#e6e6e6" fo:padding="0.0382in" fo:border="0.0007in solid #000000">
        <style:background-image/>
      </style:table-cell-properties>
    </style:style>
    <style:style style:name="Table1" style:family="table">
      <style:table-properties style:width="5.8861in" style:rel-width="85%" table:align="center" style:writing-mode="page"/>
    </style:style>
    <style:style style:name="Table1.A" style:family="table-column">
      <style:table-column-properties style:column-width="5.8861in" style:rel-column-width="10711*"/>
    </style:style>
    <style:style style:name="Table1.A1" style:family="table-cell">
      <style:table-cell-properties fo:background-color="#e6e6e6" fo:padding="0.0382in" fo:border="0.0007in solid #000000">
        <style:background-image/>
      </style:table-cell-properties>
    </style:style>
    <style:style style:name="Table5" style:family="table">
      <style:table-properties style:width="5.8861in" style:rel-width="85%" fo:break-before="auto" fo:break-after="auto" table:align="center" style:writing-mode="page"/>
    </style:style>
    <style:style style:name="Table5.A" style:family="table-column">
      <style:table-column-properties style:column-width="5.8861in" style:rel-column-width="10711*"/>
    </style:style>
    <style:style style:name="Table5.A1" style:family="table-cell">
      <style:table-cell-properties fo:background-color="#e6e6e6" fo:padding="0.0382in" fo:border="0.0007in solid #000000">
        <style:background-image/>
      </style:table-cell-properties>
    </style:style>
    <style:style style:name="Table16" style:family="table">
      <style:table-properties style:width="5.8861in" style:rel-width="85%" table:align="center"/>
    </style:style>
    <style:style style:name="Table16.A" style:family="table-column">
      <style:table-column-properties style:column-width="5.8861in" style:rel-column-width="10707*"/>
    </style:style>
    <style:style style:name="Table16.A1" style:family="table-cell">
      <style:table-cell-properties fo:background-color="#e6e6e6" fo:padding="0.0382in" fo:border="0.0007in solid #000000">
        <style:background-image/>
      </style:table-cell-properties>
    </style:style>
    <style:style style:name="Table17" style:family="table" style:master-page-name="">
      <style:table-properties style:width="5.8861in" style:rel-width="85%" style:page-number="0" table:align="center"/>
    </style:style>
    <style:style style:name="Table17.A" style:family="table-column">
      <style:table-column-properties style:column-width="5.8861in" style:rel-column-width="10710*"/>
    </style:style>
    <style:style style:name="Table17.A1" style:family="table-cell">
      <style:table-cell-properties fo:background-color="#e6e6e6" fo:padding="0.0382in" fo:border="0.0007in solid #000000">
        <style:background-image/>
      </style:table-cell-properties>
    </style:style>
    <style:style style:name="Table6" style:family="table">
      <style:table-properties style:width="5.8861in" style:rel-width="85%" table:align="center" style:writing-mode="page"/>
    </style:style>
    <style:style style:name="Table6.A" style:family="table-column">
      <style:table-column-properties style:column-width="5.8861in" style:rel-column-width="10711*"/>
    </style:style>
    <style:style style:name="Table6.A1" style:family="table-cell">
      <style:table-cell-properties fo:background-color="#e6e6e6" fo:padding="0.0382in" fo:border="0.0007in solid #000000">
        <style:background-image/>
      </style:table-cell-properties>
    </style:style>
    <style:style style:name="Table7" style:family="table">
      <style:table-properties style:width="5.8861in" style:rel-width="85%" table:align="center" style:writing-mode="page"/>
    </style:style>
    <style:style style:name="Table7.A" style:family="table-column">
      <style:table-column-properties style:column-width="5.8861in" style:rel-column-width="10965*"/>
    </style:style>
    <style:style style:name="Table7.A1" style:family="table-cell">
      <style:table-cell-properties fo:background-color="#e6e6e6" fo:padding="0.0382in" fo:border="0.0007in solid #000000">
        <style:background-image/>
      </style:table-cell-properties>
    </style:style>
    <style:style style:name="Table3" style:family="table">
      <style:table-properties style:width="5.8861in" style:rel-width="85%" fo:break-before="auto" fo:break-after="auto" table:align="center" style:writing-mode="page"/>
    </style:style>
    <style:style style:name="Table3.A" style:family="table-column">
      <style:table-column-properties style:column-width="5.8861in" style:rel-column-width="10965*"/>
    </style:style>
    <style:style style:name="Table3.A1" style:family="table-cell">
      <style:table-cell-properties fo:background-color="#e6e6e6" fo:padding="0.0382in" fo:border="0.0007in solid #000000">
        <style:background-image/>
      </style:table-cell-properties>
    </style:style>
    <style:style style:name="Table13" style:family="table">
      <style:table-properties style:width="5.8861in" style:rel-width="85%" fo:break-before="auto" fo:break-after="auto" table:align="center" style:writing-mode="page"/>
    </style:style>
    <style:style style:name="Table13.A" style:family="table-column">
      <style:table-column-properties style:column-width="5.8861in" style:rel-column-width="10965*"/>
    </style:style>
    <style:style style:name="Table13.A1" style:family="table-cell">
      <style:table-cell-properties fo:background-color="#e6e6e6" fo:padding="0.0382in" fo:border="0.0007in solid #000000">
        <style:background-image/>
      </style:table-cell-properties>
    </style:style>
    <style:style style:name="Table8" style:family="table">
      <style:table-properties style:width="5.8861in" style:rel-width="85%" table:align="center" style:may-break-between-rows="false"/>
    </style:style>
    <style:style style:name="Table8.A" style:family="table-column">
      <style:table-column-properties style:column-width="5.8861in" style:rel-column-width="10965*"/>
    </style:style>
    <style:style style:name="Table8.A1" style:family="table-cell">
      <style:table-cell-properties fo:padding="0.0382in" fo:border="0.0007in solid #000000"/>
    </style:style>
    <style:style style:name="Table4" style:family="table">
      <style:table-properties style:width="5.8861in" style:rel-width="85%" table:align="center" style:may-break-between-rows="false"/>
    </style:style>
    <style:style style:name="Table4.A" style:family="table-column">
      <style:table-column-properties style:column-width="5.8861in" style:rel-column-width="10965*"/>
    </style:style>
    <style:style style:name="Table4.A1" style:family="table-cell">
      <style:table-cell-properties fo:padding="0.0382in" fo:border="0.0007in solid #000000"/>
    </style:style>
    <style:style style:name="Table9" style:family="table">
      <style:table-properties style:width="5.8861in" style:rel-width="85%" table:align="center" style:may-break-between-rows="false"/>
    </style:style>
    <style:style style:name="Table9.A" style:family="table-column">
      <style:table-column-properties style:column-width="5.8861in" style:rel-column-width="10965*"/>
    </style:style>
    <style:style style:name="Table9.A1" style:family="table-cell">
      <style:table-cell-properties fo:padding="0.0382in" fo:border="0.0007in solid #000000"/>
    </style:style>
    <style:style style:name="Table10" style:family="table" style:master-page-name="">
      <style:table-properties style:width="5.8861in" style:rel-width="85%" style:page-number="0" table:align="center" style:may-break-between-rows="false"/>
    </style:style>
    <style:style style:name="Table10.A" style:family="table-column">
      <style:table-column-properties style:column-width="5.8861in" style:rel-column-width="8376*"/>
    </style:style>
    <style:style style:name="Table10.A1" style:family="table-cell">
      <style:table-cell-properties fo:padding="0.0382in" fo:border="0.0007in solid #000000"/>
    </style:style>
    <style:style style:name="Table11" style:family="table">
      <style:table-properties style:width="5.8861in" style:rel-width="85%" table:align="center" style:may-break-between-rows="false"/>
    </style:style>
    <style:style style:name="Table11.A" style:family="table-column">
      <style:table-column-properties style:column-width="5.8861in" style:rel-column-width="8376*"/>
    </style:style>
    <style:style style:name="Table11.A1" style:family="table-cell">
      <style:table-cell-properties fo:padding="0.0382in" fo:border="0.0007in solid #000000"/>
    </style:style>
    <style:style style:name="Table15" style:family="table">
      <style:table-properties style:width="5.8861in" style:rel-width="85%" table:align="center" style:writing-mode="page"/>
    </style:style>
    <style:style style:name="Table15.A" style:family="table-column">
      <style:table-column-properties style:column-width="5.8861in" style:rel-column-width="10965*"/>
    </style:style>
    <style:style style:name="Table15.A1" style:family="table-cell">
      <style:table-cell-properties fo:background-color="#e6e6e6" fo:padding="0.0382in" fo:border="0.0007in solid #000000">
        <style:background-image/>
      </style:table-cell-properties>
    </style:style>
    <style:style style:name="Table12" style:family="table">
      <style:table-properties style:width="5.8861in" style:rel-width="85%" table:align="center" style:may-break-between-rows="false"/>
    </style:style>
    <style:style style:name="Table12.A" style:family="table-column">
      <style:table-column-properties style:column-width="5.8861in" style:rel-column-width="8376*"/>
    </style:style>
    <style:style style:name="Table12.A1" style:family="table-cell">
      <style:table-cell-properties fo:padding="0.0382in" fo:border="0.0007in solid #000000"/>
    </style:style>
    <style:style style:name="Table14" style:family="table">
      <style:table-properties style:width="5.8861in" style:rel-width="85%" table:align="center" style:may-break-between-rows="false"/>
    </style:style>
    <style:style style:name="Table14.A" style:family="table-column">
      <style:table-column-properties style:column-width="5.8861in" style:rel-column-width="8376*"/>
    </style:style>
    <style:style style:name="Table14.A1" style:family="table-cell">
      <style:table-cell-properties fo:padding="0.0382in" fo:border="0.0007in solid #000000"/>
    </style:style>
    <style:style style:name="P1" style:family="paragraph" style:parent-style-name="Frame_20_contents">
      <style:paragraph-properties fo:text-align="center" style:justify-single-word="false"/>
      <style:text-properties fo:font-size="16pt" style:font-size-asian="16pt" style:font-size-complex="16pt"/>
    </style:style>
    <style:style style:name="P2" style:family="paragraph" style:parent-style-name="Frame_20_contents" style:list-style-name="L1">
      <style:text-properties fo:font-size="16pt" style:font-size-asian="16pt" style:font-size-complex="16pt"/>
    </style:style>
    <style:style style:name="P3" style:family="paragraph" style:parent-style-name="Frame_20_contents" style:list-style-name="L1">
      <style:paragraph-properties fo:margin-left="0.4925in" fo:margin-right="0in" fo:text-indent="0in" style:auto-text-indent="false"/>
      <style:text-properties fo:font-size="16pt" style:font-size-asian="16pt" style:font-size-complex="16pt"/>
    </style:style>
    <style:style style:name="P4" style:family="paragraph" style:parent-style-name="Frame_20_contents" style:list-style-name="L1">
      <style:paragraph-properties fo:margin-left="0in" fo:margin-right="0in" fo:text-indent="0in" style:auto-text-indent="false"/>
      <style:text-properties fo:font-size="16pt" style:font-size-asian="16pt" style:font-size-complex="16pt"/>
    </style:style>
    <style:style style:name="P5" style:family="paragraph" style:parent-style-name="Heading" style:master-page-name="Right_20_Page"/>
    <style:style style:name="P6" style:family="paragraph" style:parent-style-name="Heading_20_1">
      <style:paragraph-properties fo:break-before="page"/>
    </style:style>
    <style:style style:name="P7" style:family="paragraph" style:parent-style-name="List_20_Contents" style:list-style-name="L3"/>
    <style:style style:name="P8" style:family="paragraph" style:parent-style-name="List_20_Contents" style:list-style-name="L4"/>
    <style:style style:name="P9" style:family="paragraph" style:parent-style-name="List_20_Contents" style:list-style-name="L5"/>
    <style:style style:name="P10" style:family="paragraph" style:parent-style-name="First_20_line_20_indent" style:master-page-name="">
      <style:paragraph-properties fo:keep-with-next="always"/>
    </style:style>
    <style:style style:name="P11" style:family="paragraph" style:parent-style-name="List_20_Contents" style:list-style-name="L6"/>
    <style:style style:name="P12" style:family="paragraph" style:parent-style-name="First_20_line_20_indent">
      <style:paragraph-properties fo:margin-left="0in" fo:margin-right="0in" fo:text-indent="0in" style:auto-text-indent="false"/>
    </style:style>
    <style:style style:name="P13" style:family="paragraph" style:parent-style-name="Preformatted_20_Text">
      <style:paragraph-properties fo:margin-left="0in" fo:margin-right="0in" fo:margin-top="0in" fo:margin-bottom="0in" fo:text-indent="0in" style:auto-text-indent="false" fo:background-color="transparent" fo:padding="0in" fo:border="none" style:shadow="none">
        <style:background-image/>
      </style:paragraph-properties>
    </style:style>
    <style:style style:name="P14" style:family="paragraph" style:parent-style-name="List_20_Contents" style:list-style-name="L7"/>
    <style:style style:name="P15" style:family="paragraph" style:parent-style-name="Preformatted_20_Text">
      <style:text-properties fo:font-size="6pt" style:font-size-asian="6pt" style:font-size-complex="6pt"/>
    </style:style>
    <style:style style:name="P16" style:family="paragraph" style:parent-style-name="Table_20_Contents">
      <style:text-properties fo:font-size="6pt" style:font-size-asian="6pt" style:font-size-complex="6pt"/>
    </style:style>
    <style:style style:name="P17" style:family="paragraph" style:parent-style-name="Preformatted_20_Text">
      <style:paragraph-properties fo:margin-left="0in" fo:margin-right="0in" fo:margin-top="0in" fo:margin-bottom="0in" fo:text-indent="0in" style:auto-text-indent="false" fo:background-color="transparent" fo:padding="0in" fo:border="none" style:shadow="none">
        <style:background-image/>
      </style:paragraph-properties>
      <style:text-properties style:font-name="Luxi Mono" fo:font-size="6pt" fo:language="none" fo:country="none" style:font-name-asian="Luxi Mono" style:font-size-asian="6pt" style:font-name-complex="Luxi Mono" style:font-size-complex="6pt"/>
    </style:style>
    <style:style style:name="P18" style:family="paragraph" style:parent-style-name="Preformatted_20_Text">
      <style:text-properties fo:font-size="7pt" style:font-size-asian="7pt" style:font-size-complex="7pt"/>
    </style:style>
    <style:style style:name="P19" style:family="paragraph" style:parent-style-name="Preformatted_20_Text">
      <style:paragraph-properties fo:margin-top="0in" fo:margin-bottom="0in" fo:background-color="transparent" fo:padding="0in" fo:border="none" style:shadow="none">
        <style:tab-stops/>
        <style:background-image/>
      </style:paragraph-properties>
    </style:style>
    <style:style style:name="P20" style:family="paragraph" style:parent-style-name="Preformatted_20_Text">
      <style:paragraph-properties fo:text-align="start" style:justify-single-word="false"/>
    </style:style>
    <style:style style:name="P21" style:family="paragraph" style:parent-style-name="Preformatted_20_Text">
      <style:text-properties fo:font-size="8pt" style:font-size-asian="8pt" style:font-size-complex="8pt"/>
    </style:style>
    <style:style style:name="P22" style:family="paragraph" style:parent-style-name="Preformatted_20_Text">
      <style:text-properties fo:font-size="8pt" fo:font-weight="bold" style:font-size-asian="8pt" style:font-size-complex="8pt"/>
    </style:style>
    <style:style style:name="P23" style:family="paragraph" style:parent-style-name="Preformatted_20_Text">
      <style:text-properties fo:font-size="8pt" fo:font-weight="bold" style:font-size-asian="8pt" style:font-weight-asian="bold" style:font-size-complex="8pt" style:font-weight-complex="bold"/>
    </style:style>
    <style:style style:name="T1" style:family="text">
      <style:text-properties fo:font-weight="bold" style:font-weight-asian="bold" style:font-weight-complex="bold"/>
    </style:style>
    <style:style style:name="T2" style:family="text" style:parent-style-name="API_2f_library_20_Name">
      <style:text-properties fo:font-style="italic" style:font-style-asian="italic" style:font-style-complex="italic"/>
    </style:style>
    <style:style style:name="T3" style:family="text">
      <style:text-properties fo:language="none" fo:country="none"/>
    </style:style>
    <style:style style:name="T4" style:family="text" style:parent-style-name="Function_20_Name">
      <style:text-properties fo:font-variant="normal" fo:text-transform="none" fo:font-style="normal" fo:font-weight="bold" style:font-style-asian="normal" style:font-weight-asian="bold" style:font-style-complex="normal" style:font-weight-complex="bold"/>
    </style:style>
    <style:style style:name="T5" style:family="text" style:parent-style-name="Preformatted_20_text">
      <style:text-properties fo:font-variant="normal" fo:text-transform="none" style:font-name="Courier" fo:font-style="normal" fo:font-weight="normal" style:font-name-asian="Courier" style:font-style-asian="normal" style:font-weight-asian="normal" style:font-name-complex="Courier" style:font-style-complex="normal" style:font-weight-complex="normal"/>
    </style:style>
    <style:style style:name="T6" style:family="text" style:parent-style-name="Variable_20_Name">
      <style:text-properties fo:font-style="italic" style:font-style-asian="italic" style:font-style-complex="italic"/>
    </style:style>
    <style:style style:name="T7" style:family="text" style:parent-style-name="Preformatted_20_text">
      <style:text-properties fo:font-weight="bold" style:font-weight-asian="bold" style:font-weight-complex="bold"/>
    </style:style>
    <style:style style:name="T8" style:family="text">
      <style:text-properties style:font-name="Luxi Mono" fo:font-size="9pt" fo:language="none" fo:country="none" style:font-name-asian="Luxi Mono" style:font-size-asian="10pt" style:font-name-complex="Luxi Mono" style:font-size-complex="10pt"/>
    </style:style>
    <style:style style:name="T9" style:family="text" style:parent-style-name="Variable_20_Name">
      <style:text-properties fo:font-variant="normal" fo:text-transform="none" fo:font-style="italic" fo:font-weight="normal" style:font-style-asian="italic" style:font-weight-asian="normal" style:font-style-complex="italic" style:font-weight-complex="normal"/>
    </style:style>
    <style:style style:name="T10" style:family="text">
      <style:text-properties fo:font-variant="normal" fo:text-transform="none" style:font-name="Courier" fo:font-style="normal" fo:font-weight="normal" style:font-name-asian="Courier" style:font-style-asian="normal" style:font-weight-asian="normal" style:font-name-complex="Courier" style:font-style-complex="normal" style:font-weight-complex="normal"/>
    </style:style>
    <style:style style:name="T11" style:family="text" style:parent-style-name="NeedsUpdate">
      <style:text-properties fo:font-weight="bold" style:font-weight-asian="bold" style:font-weight-complex="bold"/>
    </style:style>
    <style:style style:name="T12" style:family="text" style:parent-style-name="Preformatted_20_text">
      <style:text-properties fo:font-size="6pt" style:font-size-asian="6pt" style:font-size-complex="6pt"/>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weight="bold"/>
    </style:style>
    <style:style style:name="T15" style:family="text">
      <style:text-properties fo:font-weight="bold" fo:background-color="transparent"/>
    </style:style>
    <style:style style:name="fr1" style:family="graphic" style:parent-style-name="Frame">
      <style:graphic-properties style:print-content="false" style:wrap="none" style:vertical-pos="from-top" style:vertical-rel="page" style:horizontal-pos="from-left" style:horizontal-rel="page" fo:background-color="#ff0000" style:background-transparency="50%" fo:padding="0.0598in" fo:border="0.0008in solid #000000" style:shadow="none">
        <style:background-image/>
        <style:columns fo:column-count="0" fo:column-gap="0in"/>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style:num-format="1">
        <style:list-level-properties text:min-label-distance="0.15in"/>
      </text:list-level-style-number>
      <text:list-level-style-number text:level="2" style:num-format="1" text:display-levels="2">
        <style:list-level-properties text:min-label-distance="0.15in"/>
      </text:list-level-style-number>
      <text:list-level-style-number text:level="3" style:num-format="1" text:display-levels="3">
        <style:list-level-properties text:min-label-distance="0.15in"/>
      </text:list-level-style-number>
      <text:list-level-style-number text:level="4" style:num-format="1" text:display-levels="4">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Notes" text:anchor-type="page" text:anchor-page-number="1" svg:x="0in" svg:y="0.598in" fo:min-width="9.0217in" style:rel-width="99%" draw:z-index="0">
        <draw:text-box fo:min-height="7.4634in">
          <text:p text:style-name="P1">Document Notes</text:p>
          <text:list text:style-name="L1">
            <text:list-item>
              <text:p text:style-name="P2">Final Printing:</text:p>
            </text:list-item>
            <text:list-item>
              <text:p text:style-name="P3">Print from the master document, not this one.</text:p>
            </text:list-item>
            <text:list-item>
              <text:p text:style-name="P3">This frame won't print in the final document.</text:p>
            </text:list-item>
            <text:list-item>
              <text:p text:style-name="P3">The character styles below should be edited to remove colored background before final printing.</text:p>
            </text:list-item>
            <text:list-item>
              <text:p text:style-name="P2">Paragraph styles:</text:p>
            </text:list-item>
            <text:list-item>
              <text:p text:style-name="P3">Most body text should use <text:span text:style-name="T1">First Line indent</text:span></text:p>
            </text:list-item>
            <text:list-item>
              <text:p text:style-name="P3">Headings use “<text:span text:style-name="T1">Heading 1</text:span>” ... “<text:span text:style-name="T1">Heading n</text:span>” (Levels 1-4 will appear in the table of contents.)</text:p>
            </text:list-item>
            <text:list-item>
              <text:p text:style-name="P3">Example code is in a Table, using <text:span text:style-name="T1">Preformatted Text</text:span>, with a 10% gray background</text:p>
            </text:list-item>
            <text:list-item>
              <text:p text:style-name="P3">Blank lines to offset tables or to add spacing use <text:span text:style-name="T1">ParagraphSpacing</text:span></text:p>
            </text:list-item>
            <text:list-item>
              <text:p text:style-name="P2">Some text uses character styles:</text:p>
            </text:list-item>
            <text:list-item>
              <text:p text:style-name="P3">Function Name: <text:s/><text:span text:style-name="Function_20_Name">my_function()</text:span></text:p>
            </text:list-item>
            <text:list-item>
              <text:p text:style-name="P3">Variable Name: <text:span text:style-name="Variable_20_Name">ret_val</text:span></text:p>
            </text:list-item>
            <text:list-item>
              <text:p text:style-name="P3">API/library Name: <text:span text:style-name="API_2f_library_20_Name">libval(3)</text:span></text:p>
            </text:list-item>
            <text:list-item>
              <text:p text:style-name="P3">Preformatted text: <text:span text:style-name="Preformatted_20_text">MACRO</text:span> (may also be bolded)</text:p>
            </text:list-item>
            <text:list-item>
              <text:p text:style-name="P3">NeedsUpdate: <text:span text:style-name="NeedsUpdate">some out of date text</text:span>.</text:p>
            </text:list-item>
            <text:list-item>
              <text:p text:style-name="P4">Tables:</text:p>
            </text:list-item>
            <text:list-item>
              <text:p text:style-name="P3">Set to centered, and use relative width of ~85%</text:p>
            </text:list-item>
          </text:list>
        </draw:text-box>
      </draw:frame>
      <text:p text:style-name="P5"/>
      <text:h text:style-name="P6" text:outline-level="1">Validator Library Developer’s Guide</text:h>
      <text:p text:style-name="First_20_line_20_indent">This section describes how one can use the interfaces provided by the validator library, <text:span text:style-name="T2">libval(3)</text:span>, to build DNSSEC-aware programs.</text:p>
      <text:p text:style-name="First_20_line_20_indent">The validator library allows applications to check the authenticity of data returned by the DNS by using the security extensions provided by DNSSEC. The library exports a number of interfaces that applications may use in place of legacy resolver interfaces provided by the <text:span text:style-name="T2">libres(3)</text:span> library. Additional interfaces that allow more visibility into the validation process are also available. This allows for the creation of applications that are either only interested in a basic "validated" or "not-validated" result or more sophisticated applications that can look for specific errors as a sign of some network abnormality or attack.</text:p>
      <text:p text:style-name="First_20_line_20_indent">The process of transitioning an application from using simple DNS towards being DNSSEC-aware consists of three steps – </text:p>
      <text:list text:style-name="L3">
        <text:list-item>
          <text:p text:style-name="P7">Instrumentation – making applications capable of seeing DNSSEC results </text:p>
        </text:list-item>
        <text:list-item>
          <text:p text:style-name="P7">Action – making applications act upon DNSSEC results </text:p>
        </text:list-item>
        <text:list-item>
          <text:p text:style-name="P7">Policy – allowing applications control over how DNSSEC status values are determined. </text:p>
        </text:list-item>
      </text:list>
      <text:p text:style-name="ParagraphSpacing"/>
      <text:p text:style-name="First_20_line_20_indent">Section <text:reference-ref text:reference-format="chapter" text:ref-name="BMinstrumentation">1.1</text:reference-ref> describes the interfaces an application would use in order access the results of DNSSEC evaluation. Section <text:reference-ref text:reference-format="chapter" text:ref-name="BMgetstatus">1.2</text:reference-ref> describes the mechanisms for obtaining the the DNSSEC status values from the above calls. Section <text:span text:style-name="T3"><text:reference-ref text:reference-format="chapter" text:ref-name="BMbehaviour">1.3</text:reference-ref></text:span> discusses possible ways in which applications may act based upon DNSSEC status values. Section <text:reference-ref text:reference-format="chapter" text:ref-name="BMconfiguration">1.4</text:reference-ref> introduces validator policy and describes the syntax of the validator configuration file. Section <text:reference-ref text:reference-format="chapter" text:ref-name="BMcontext">1.5</text:reference-ref> describes how applications can be made more flexible in their choosing of validator policy at run time. Section <text:span text:style-name="T3"><text:reference-ref text:reference-format="chapter" text:ref-name="BMdetail">1.6</text:reference-ref></text:span> describes other validator interfaces that allow the application to obtain greater detail about the validation process. Section <text:reference-ref text:reference-format="chapter" text:ref-name="BMcustom">1.7</text:reference-ref> describes how one could write their own custom resolver interfaces using the interfaces described in Section <text:reference-ref text:reference-format="chapter" text:ref-name="BMdetail">1.6</text:reference-ref>.</text:p>
      <text:h text:style-name="Heading_20_2" text:outline-level="2"><text:bookmark text:name="BMinstrumentation"/><text:reference-mark-start text:name="BMinstrumentation"/>Application Instrumentation for DNSSEC<text:reference-mark-end text:name="BMinstrumentation"/></text:h>
      <text:p text:style-name="First_20_line_20_indent">Applications that only use <text:span text:style-name="T4">res_query()</text:span>, <text:span text:style-name="T4">gethostbyname()</text:span><text:span text:style-name="Function_20_Name"> </text:span>and <text:span text:style-name="T4">getaddrinfo()</text:span><text:span text:style-name="Function_20_Name"> </text:span>from the <text:span text:style-name="T2">libres(3)</text:span> for name resolution can be easily made DNSSEC-aware by using similarly named interfaces provided by the validator library - <text:span text:style-name="T4">val_query()</text:span><text:span text:style-name="Function_20_Name">,</text:span> <text:span text:style-name="T4">val_gethostbyname()</text:span> and <text:span text:style-name="T4">val_getaddrinfo()</text:span><text:note text:id="ftn1" text:note-class="footnote"><text:note-citation>1</text:note-citation><text:note-body><text:p text:style-name="Footnote">We hope to eventually have most, if not all, interfaces provided by <text:span text:style-name="API_2f_library_20_Name">libres</text:span> mapped to an equivalent <text:span text:style-name="API_2f_library_20_Name">libval</text:span> interface.</text:p></text:note-body></text:note> . These interfaces perform DNSSEC validation of DNS responses in addition to name resolution. It is possible to also make applications that use other interfaces for querying the DNS DNSSEC-aware, but this requires a little more effort as described in Section <text:reference-ref text:reference-format="chapter" text:ref-name="BMcustom">1.7</text:reference-ref>.</text:p>
      <text:p text:style-name="First_20_line_20_indent">The prototypes of <text:span text:style-name="T4">val_query()</text:span>, <text:span text:style-name="T4">val_gethostbyname()</text:span> and <text:span text:style-name="T4">val_getaddrinfo()</text:span> are given below:</text:p>
      <text:p text:style-name="ParagraphSpacing"/>
      <table:table table:name="Table2" table:style-name="Table2">
        <table:table-column table:style-name="Table2.A"/>
        <table:table-row>
          <table:table-cell table:style-name="Table2.A1" office:value-type="string">
            <text:p text:style-name="Preformatted_20_Text"><text:s text:c="4"/>int <text:s/>val_query(val_context_t * ctx, const char *domain_name, const u_int16_t q_class,</text:p>
            <text:p text:style-name="Preformatted_20_Text"><text:s text:c="19"/>const u_int16_t type, const u_int8_t flags, struct val_response **resp);</text:p>
            <text:p text:style-name="Preformatted_20_Text"/>
            <text:p text:style-name="Preformatted_20_Text"><text:s text:c="4"/>struct hostent *val_gethostbyname(val_context_t * ctx, const char *name,</text:p>
            <text:p text:style-name="Preformatted_20_Text"><text:s text:c="38"/>val_status_t * val_status);</text:p>
            <text:p text:style-name="Preformatted_20_Text"/>
            <text:p text:style-name="Preformatted_20_Text"><text:s text:c="4"/>int val_getaddrinfo(val_context_t * ctx, const char *nodename, const char *servname,</text:p>
            <text:p text:style-name="Preformatted_20_Text"><text:s text:c="24"/>const struct addrinfo *hints, struct val_addrinfo **res);</text:p>
          </table:table-cell>
        </table:table-row>
      </table:table>
      <text:p text:style-name="ParagraphSpacing"/>
      <text:p text:style-name="First_20_line_20_indent"><text:span text:style-name="T4">val_query()</text:span>, <text:span text:style-name="T4">val_gethostbyname()</text:span> and <text:span text:style-name="T4">val_getaddrinfo()</text:span> are semantically equivalent to <text:span text:style-name="T4">res_query()</text:span>, <text:span text:style-name="T4">gethostbyname()</text:span> and <text:span text:style-name="T4">getaddrinfo()</text:span> respectively, with slightly differing syntaxes.</text:p>
      <text:p text:style-name="First_20_line_20_indent">The essential difference between the interfaces provided by <text:span text:style-name="T2">libval(3)</text:span> and <text:span text:style-name="T2">libres(3)</text:span> is that the former includes additional parameters for controlling the behavior and returning the value of the DNSSEC status. Setting all DNSSEC-relevant value-parameters in interfaces exported by the <text:span text:style-name="API_2f_library_20_Name">libval</text:span> library to <text:span text:style-name="T5">NULL</text:span> provides the default validator behavior using the default validator policy. Configuration of the validator policy is described in section <text:span text:style-name="T3"><text:reference-ref text:reference-format="chapter" text:ref-name="BMconfiguration">1.4</text:reference-ref></text:span>.</text:p>
      <text:p text:style-name="First_20_line_20_indent">Return values from each of the libval APIs are similar to their <text:span text:style-name="T2">libres(3)</text:span> counterparts and similar tests for success and failure must be made following invocation of these calls. Also, the structures allocated by the <text:span text:style-name="T4">val_gethostbyname()</text:span>, <text:span text:style-name="T4">val_getaddrinfo()</text:span> and <text:span text:style-name="Function_20_Name">val_query()</text:span> interfaces must be free’d once they are no longer required using <text:span text:style-name="T4">val_freehostent()</text:span>, <text:span text:style-name="T4">val_freeaddrinfo()</text:span> and <text:span text:style-name="Function_20_Name">val_free_response()</text:span> interfaces, respectively.</text:p>
      <text:p text:style-name="First_20_line_20_indent">The following code snippet gives an example of how one might change code using existing libres ifcnterfaces in place of the ones provided by <text:span text:style-name="T2">libval(3)</text:span>.</text:p>
      <text:p text:style-name="ParagraphSpacing"/>
      <table:table table:name="Table1" table:style-name="Table1">
        <table:table-column table:style-name="Table1.A"/>
        <table:table-row>
          <table:table-cell table:style-name="Table1.A1" office:value-type="string">
            <text:p text:style-name="Preformatted_20_Text">#include &lt;stdio.h&gt;</text:p>
            <text:p text:style-name="Preformatted_20_Text">#include &lt;strings.h&gt;</text:p>
            <text:p text:style-name="Preformatted_20_Text">#include &lt;arpa/nameser.h&gt;</text:p>
            <text:p text:style-name="Preformatted_20_Text">#include &lt;validator.h&gt;</text:p>
            <text:p text:style-name="Preformatted_20_Text"/>
            <text:p text:style-name="Preformatted_20_Text">int use_val_query(int argc, char *argv[])</text:p>
            <text:p text:style-name="Preformatted_20_Text">{</text:p>
            <text:p text:style-name="Preformatted_20_Text"><text:s text:c="4"/>struct val_response *response = NULL;</text:p>
            <text:p text:style-name="Preformatted_20_Text"><text:s text:c="4"/>int ret_val;</text:p>
            <text:p text:style-name="Preformatted_20_Text"><text:s text:c="125"/></text:p>
            <text:p text:style-name="Preformatted_20_Text"><text:s text:c="4"/>if (argc &lt; 2) {</text:p>
            <text:p text:style-name="Preformatted_20_Text"><text:s text:c="8"/>printf("Usage: %s &lt;domain-name&gt;\n", argv[0]);</text:p>
            <text:p text:style-name="Preformatted_20_Text"><text:s text:c="8"/>exit(1);</text:p>
            <text:p text:style-name="Preformatted_20_Text"><text:s text:c="4"/>}</text:p>
            <text:p text:style-name="Preformatted_20_Text"/>
            <text:p text:style-name="Preformatted_20_Text"><text:s text:c="4"/>ret_val = val_query(NULL, argv[1], ns_c_in, ns_t_a, 0, &amp;response);</text:p>
            <text:p text:style-name="Preformatted_20_Text"><text:s text:c="4"/>if (ret_val == VAL_NO_ERROR)</text:p>
            <text:p text:style-name="Preformatted_20_Text"><text:s text:c="8"/>printf("DNSSEC Status = %d [%s]\n", response-&gt;vr_val_status,</text:p>
            <text:p text:style-name="Preformatted_20_Text"><text:s text:c="15"/>p_val_error(response-&gt;vr_val_status));</text:p>
            <text:p text:style-name="Preformatted_20_Text"/>
            <text:p text:style-name="Preformatted_20_Text"><text:s text:c="4"/>if (response != NULL)</text:p>
            <text:p text:style-name="Preformatted_20_Text"><text:s text:c="8"/>val_free_response(response);</text:p>
            <text:p text:style-name="Preformatted_20_Text"><text:s text:c="125"/></text:p>
            <text:p text:style-name="Preformatted_20_Text"><text:s text:c="4"/>return 0;</text:p>
            <text:p text:style-name="Preformatted_20_Text">}</text:p>
            <text:p text:style-name="Preformatted_20_Text"/>
            <text:p text:style-name="Preformatted_20_Text">int use_val_gethostbyname(int argc, char *argv[])</text:p>
            <text:p text:style-name="Preformatted_20_Text">{</text:p>
            <text:p text:style-name="Preformatted_20_Text"><text:s text:c="4"/>val_status_t val_status;</text:p>
            <text:p text:style-name="Preformatted_20_Text"><text:s text:c="4"/>struct hostent *h = NULL;</text:p>
            <text:p text:style-name="Preformatted_20_Text"><text:s text:c="125"/></text:p>
            <text:p text:style-name="Preformatted_20_Text"><text:s text:c="4"/>if (argc &lt; 2) {</text:p>
            <text:p text:style-name="Preformatted_20_Text"><text:s text:c="8"/>printf("Usage: %s &lt;hostname&gt;\n", argv[0]);</text:p>
            <text:p text:style-name="Preformatted_20_Text"><text:s text:c="8"/>exit(1);</text:p>
            <text:p text:style-name="Preformatted_20_Text"><text:s text:c="4"/>}</text:p>
            <text:p text:style-name="Preformatted_20_Text"><text:s text:c="125"/></text:p>
            <text:p text:style-name="Preformatted_20_Text"><text:s text:c="4"/>h = val_gethostbyname(NULL, argv[1], &amp;val_status);</text:p>
            <text:p text:style-name="Preformatted_20_Text"><text:s text:c="4"/>if (h) {</text:p>
            <text:p text:style-name="Preformatted_20_Text"><text:s text:c="8"/>printf("DNSSEC Status = %d [%s]\n", val_status, p_val_error(val_status));</text:p>
            <text:p text:style-name="Preformatted_20_Text"><text:s text:c="8"/>val_freehostent(h);</text:p>
            <text:p text:style-name="Preformatted_20_Text"><text:s text:c="4"/>}</text:p>
            <text:p text:style-name="Preformatted_20_Text"><text:s text:c="125"/></text:p>
            <text:p text:style-name="Preformatted_20_Text"><text:s text:c="4"/>return 0;</text:p>
            <text:p text:style-name="Preformatted_20_Text">}</text:p>
            <text:p text:style-name="Preformatted_20_Text"/>
            <text:p text:style-name="Preformatted_20_Text">int use_val_getaddrinfo(int argc, char *argv[])</text:p>
            <text:p text:style-name="Preformatted_20_Text">{</text:p>
            <text:p text:style-name="Preformatted_20_Text"><text:s text:c="4"/>int ret_val;</text:p>
            <text:p text:style-name="Preformatted_20_Text"><text:s text:c="4"/>struct val_addrinfo *ainfo = NULL;</text:p>
            <text:p text:style-name="Preformatted_20_Text"><text:s text:c="125"/></text:p>
            <text:p text:style-name="Preformatted_20_Text"><text:s text:c="4"/>if (argc &lt; 2) {</text:p>
            <text:p text:style-name="Preformatted_20_Text"><text:s text:c="8"/>printf("Usage: %s &lt;hostname&gt;\n", argv[0]);</text:p>
            <text:p text:style-name="Preformatted_20_Text"><text:s text:c="8"/>exit(1);</text:p>
            <text:p text:style-name="Preformatted_20_Text"><text:s text:c="4"/>}</text:p>
            <text:p text:style-name="Preformatted_20_Text"><text:s text:c="125"/></text:p>
            <text:p text:style-name="Preformatted_20_Text"><text:s text:c="4"/>ret_val = val_getaddrinfo(NULL, argv[1], NULL, NULL, &amp;ainfo);</text:p>
            <text:p text:style-name="Preformatted_20_Text"><text:s text:c="4"/>if (retval == VAL_NO_ERROR)</text:p>
            <text:p text:style-name="Preformatted_20_Text"><text:s text:c="8"/>printf("DNSSEC Status = %d [%s]\n", ainfo-&gt;ai_val_status,</text:p>
            <text:p text:style-name="Preformatted_20_Text"><text:s text:c="15"/>p_val_error(ainfo-&gt;ai_val_status));</text:p>
            <text:p text:style-name="Preformatted_20_Text"/>
            <text:p text:style-name="Preformatted_20_Text"><text:s text:c="4"/>if (ainfo!= NULL)</text:p>
            <text:p text:style-name="Preformatted_20_Text"><text:s text:c="8"/>val_freeaddrinfo(ainfo);</text:p>
            <text:p text:style-name="Preformatted_20_Text"><text:s text:c="125"/></text:p>
            <text:p text:style-name="Preformatted_20_Text"><text:s text:c="4"/>return 0;</text:p>
            <text:p text:style-name="Preformatted_20_Text">}</text:p>
          </table:table-cell>
        </table:table-row>
      </table:table>
      <text:p text:style-name="ParagraphSpacing"/>
      <text:h text:style-name="Heading_20_2" text:outline-level="2"><text:reference-mark-start text:name="BMgetstatus"/>Obtaining DNSSEC Status<text:reference-mark-end text:name="BMgetstatus"/></text:h>
      <text:p text:style-name="First_20_line_20_indent">The result from DNSSEC processing is available to the application as an integer value. There are different ways to obtain the DNSSEC status for a response to a query based on the interface used. </text:p>
      <text:list text:style-name="L4">
        <text:list-item>
          <text:p text:style-name="P8"><text:span text:style-name="T4">val_query()</text:span>: The <text:span text:style-name="T6">vr_val_status</text:span> member of the <text:span text:style-name="Variable_20_Name">val_response</text:span> parameter.</text:p>
        </text:list-item>
        <text:list-item>
          <text:p text:style-name="P8"><text:span text:style-name="T4">val_gethostbyname()</text:span>: <text:s text:c="2"/>The <text:span text:style-name="Variable_20_Name">val_status</text:span> parameter.</text:p>
        </text:list-item>
      </text:list>
      <text:list text:style-name="L5">
        <text:list-item>
          <text:p text:style-name="P9"><text:span text:style-name="T4">val_getaddrinfo()</text:span>: The <text:span text:style-name="Variable_20_Name">ai_val_status</text:span> member of the <text:span text:style-name="Variable_20_Name">val_addrinfo</text:span> parameter.</text:p>
        </text:list-item>
      </text:list>
      <text:p text:style-name="ParagraphSpacing"/>
      <text:p text:style-name="P10">The different DNSSEC status values that can be returned are listed below.</text:p>
      <text:list text:style-name="L6">
        <text:list-item>
          <text:p text:style-name="P11"><text:span text:style-name="T7">VAL_LOCAL_ANSWER</text:span> The answer was obtained locally (for example, a file such as /etc/hosts).</text:p>
        </text:list-item>
        <text:list-item>
          <text:p text:style-name="P11"><text:span text:style-name="T7">VAL_BARE_RRSIG</text:span> The query was for a RRSIG record. <text:s/>RRSIGs contain the cryptographic signatures for other DNS data and cannot themselves be validated.</text:p>
        </text:list-item>
        <text:list-item>
          <text:p text:style-name="P11"><text:span text:style-name="T7">VAL_NONEXISTENT_NAME</text:span> The domain name doesn't exist, and the denial of existence proof was validated.</text:p>
        </text:list-item>
        <text:list-item>
          <text:p text:style-name="P11"><text:span text:style-name="T7">VAL_NONEXISTENT_TYPE</text:span> The domain name has no resource record for the type, and the denial of existence proof was validated.</text:p>
        </text:list-item>
        <text:list-item>
          <text:p text:style-name="P11"><text:span text:style-name="T7">VAL_ERROR</text:span> Did not have sufficient or relevant data to complete validation, or encountered some DNS error. </text:p>
        </text:list-item>
        <text:list-item>
          <text:p text:style-name="P11"><text:span text:style-name="T7">VAL_BOGUS</text:span> The response could not be validated due to signature verification failures or inability to verify proofs.</text:p>
        </text:list-item>
        <text:list-item>
          <text:p text:style-name="P11"><text:span text:style-name="T7">VAL_PROVABLY_UNSECURE</text:span> A record somewhere in the chain of trust was provably unsecure.</text:p>
        </text:list-item>
        <text:list-item>
          <text:p text:style-name="P11"><text:span text:style-name="T7">VAL_NOTRUST</text:span> Answer received and verified, but the authentication chain did not lead to any configured trust anchor. </text:p>
        </text:list-item>
        <text:list-item>
          <text:p text:style-name="P11"><text:span text:style-name="T7">VAL_SUCCESS</text:span> Answer received and validated by a configured trust anchor.</text:p>
        </text:list-item>
      </text:list>
      <text:p text:style-name="ParagraphSpacing"/>
      <text:p text:style-name="First_20_line_20_indent">Of the above set of status values only <text:span text:style-name="T5">VAL_SUCCESS</text:span>, <text:span text:style-name="T5">VAL_NONEXISTENT_NAME</text:span> and <text:span text:style-name="T5">VAL_NONEXISTENT_TYPE</text:span> represent the successful conditions. <text:span text:style-name="T5">VAL_SUCCESS</text:span> indicates that the answer received was valid while <text:span text:style-name="T5">VAL_NONEXISTENT_NAME</text:span> and <text:span text:style-name="T5">VAL_NONEXISTENT_TYPE</text:span> represent that a particular name or type was provably absent.</text:p>
      <text:p text:style-name="First_20_line_20_indent">Other DNSSEC status values either represent validation failure, indeterminate states, or other error conditions. In each of these cases the answer returned by the DNS cannot be safely relied upon.</text:p>
      <text:p text:style-name="First_20_line_20_indent">DNSSEC status values can be displayed as text using the <text:span text:style-name="T4">p_val_error()</text:span> interface, which has the following prototype:</text:p>
      <text:p text:style-name="ParagraphSpacing"/>
      <table:table table:name="Table5" table:style-name="Table5">
        <table:table-column table:style-name="Table5.A"/>
        <table:table-header-rows>
          <table:table-row>
            <table:table-cell table:style-name="Table5.A1" office:value-type="string">
              <text:p text:style-name="Preformatted_20_Text"><text:s text:c="4"/>char *p_val_error(int valerrno);</text:p>
            </table:table-cell>
          </table:table-row>
        </table:table-header-rows>
      </table:table>
      <text:p text:style-name="ParagraphSpacing"/>
      <text:h text:style-name="Heading_20_2" text:outline-level="2"><text:reference-mark-start text:name="BMbehaviour"/>Application Behavior<text:reference-mark-end text:name="BMbehaviour"/></text:h>
      <text:p text:style-name="First_20_line_20_indent">The action that an application may take based on DNSSEC status values is based on policy. Two scenarios are discussed in this section - Web Browsers and Mail Transfer Agents.</text:p>
      <text:h text:style-name="Heading_20_3" text:outline-level="3">Web Browsers</text:h>
      <text:p text:style-name="First_20_line_20_indent">TODO</text:p>
      <text:h text:style-name="Heading_20_3" text:outline-level="3">Mail Transfer Agents (MTAs)</text:h>
      <text:p text:style-name="First_20_line_20_indent">TODO</text:p>
      <text:h text:style-name="Heading_20_2" text:outline-level="2"><text:reference-mark-start text:name="BMconfiguration"/>Validator Configuration<text:reference-mark-end text:name="BMconfiguration"/></text:h>
      <text:p text:style-name="P12">The validator library reads configuration information from two separate files, <text:span text:style-name="T5">/etc/resolv.conf</text:span> and <text:span text:style-name="T5">/etc/dnsval.conf</text:span>.</text:p>
      <text:h text:style-name="Heading_20_3" text:outline-level="3">Validator Resolver configuration</text:h>
      <text:p text:style-name="First_20_line_20_indent">Resolver configuration is specified in <text:span text:style-name="T5">/etc/resolv.conf</text:span>. Only the <text:span text:style-name="T5">nameserver</text:span> option is supported in the <text:span text:style-name="T5">resolv.conf</text:span> file. This option is used to specify the IP address of the name server to which queries must be sent by default. For example:</text:p>
      <text:p text:style-name="ParagraphSpacing"/>
      <table:table table:name="Table16" table:style-name="Table16">
        <table:table-column table:style-name="Table16.A"/>
        <table:table-row>
          <table:table-cell table:style-name="Table16.A1" office:value-type="string">
            <text:p text:style-name="Preformatted_20_Text"><text:s text:c="4"/>nameserver 10.0.0.1</text:p>
          </table:table-cell>
        </table:table-row>
      </table:table>
      <text:p text:style-name="ParagraphSpacing"/>
      <text:p text:style-name="First_20_line_20_indent">An application that wishes to use a different file for the resolver configuration can specify the file by passing the full path to <text:span text:style-name="Function_20_Name">resolver_config_set()</text:span>.</text:p>
      <text:h text:style-name="Heading_20_3" text:outline-level="3">Validator Policy configuration</text:h>
      <text:p text:style-name="First_20_line_20_indent">Validator policy configuration is specified in <text:span text:style-name="T5">/etc/dnsval.conf</text:span>. This file contains a sequence of the following policy-fragments:</text:p>
      <text:p text:style-name="ParagraphSpacing"/>
      <table:table table:name="Table17" table:style-name="Table17">
        <table:table-column table:style-name="Table17.A"/>
        <table:table-row>
          <table:table-cell table:style-name="Table17.A1" office:value-type="string">
            <text:p text:style-name="P13"><text:s text:c="4"/>&lt;label&gt; &lt;keyword&gt; &lt;<text:span text:style-name="T8">additional</text:span>-data&gt;;</text:p>
          </table:table-cell>
        </table:table-row>
      </table:table>
      <text:p text:style-name="ParagraphSpacing"/>
      <text:p text:style-name="P12"><text:span text:style-name="T9">label</text:span> is the context to which this policy applies and <text:span text:style-name="T9">keyword</text:span> is the specific policy component that is being configured. The format of <text:span text:style-name="T9">additional-data</text:span> depends on the keyword specified. Policy fragments are indexed by the <text:span text:style-name="T9">label</text:span> and <text:span text:style-name="T9">keyword</text:span>. If multiple policy fragments are defined for the same <text:span text:style-name="T9">label</text:span> and <text:span text:style-name="T9">keyword</text:span> combination then the last definition in the file is used. Currently two different values for <text:span text:style-name="T9">keyword</text:span> are defined: <text:span text:style-name="Preformatted_20_text">trust-anchor</text:span> and <text:span text:style-name="Preformatted_20_text">zone-security-expectation</text:span>.</text:p>
      <text:p text:style-name="First_20_line_20_indent">An application that wishes to use a different file for the validator policy configuration can specify the file by passing the full path to <text:span text:style-name="Function_20_Name">dnsval_conf_set()</text:span>.</text:p>
      <text:h text:style-name="Heading_20_3" text:outline-level="3">Trust Anchor configuration</text:h>
      <text:p text:style-name="P12">Specifies the trust anchors for a sequence of zones. The additional data portion for this keyword is a sequence of the zone name and a quoted string containing the RDATA portion for the trust anchor’s DNSKEY. For example:</text:p>
      <text:p text:style-name="ParagraphSpacing"/>
      <table:table table:name="Table6" table:style-name="Table6">
        <table:table-column table:style-name="Table6.A"/>
        <table:table-row>
          <table:table-cell table:style-name="Table6.A1" office:value-type="string">
            <text:p text:style-name="Preformatted_20_Text"># &lt;label&gt;: trust-anchor &lt;zone&gt; &lt;zone-key&gt; [&lt;zone&gt; &lt;zone-key&gt;];</text:p>
            <text:p text:style-name="Preformatted_20_Text"/>
            <text:p text:style-name="Preformatted_20_Text">mozilla: trust-anchor</text:p>
            <text:p text:style-name="Preformatted_20_Text"><text:s text:c="8"/>fruits.netsec.tislabs.com.</text:p>
            <text:p text:style-name="Preformatted_20_Text"><text:s text:c="12"/>"257 3 5</text:p>
            <text:p text:style-name="Preformatted_20_Text"><text:s text:c="12"/>AQO8XS4y9r77X9SHBmrxMoJf1Pf9AT9Mr/L5BBGtO9/e9f/zl4FFgM2l</text:p>
            <text:p text:style-name="Preformatted_20_Text"><text:s text:c="12"/>B6M2XEm6mp6mit4tzpB/sAEQw1McYz6bJdKkTiqtuWTCfDmgQhI6/Ha0</text:p>
            <text:p text:style-name="Preformatted_20_Text"><text:s text:c="12"/>EfGPNSqnY 99FmbSeWNIRaa4fgSCVFhvbrYq1nXkNVyQPeEVHkoDNCAlr</text:p>
            <text:p text:style-name="Preformatted_20_Text"><text:s text:c="12"/>qOA3lw=="</text:p>
            <text:p text:style-name="Preformatted_20_Text"><text:s text:c="8"/>netsec.tislabs.com.</text:p>
            <text:p text:style-name="Preformatted_20_Text"><text:s text:c="11"/>"257 3 5</text:p>
            <text:p text:style-name="Preformatted_20_Text"><text:s text:c="12"/>AQO8XS4y9r77X9SHBmrxMoJf1Pf9AT9Mr/L5BBGtO9/e9f/zl4FFgM2l</text:p>
            <text:p text:style-name="Preformatted_20_Text"><text:s text:c="12"/>B6M2XEm6mp6mit4tzpB/sAEQw1McYz6bJdKkTiqtuWTCfDmgQhI6/Ha0</text:p>
            <text:p text:style-name="Preformatted_20_Text"><text:s text:c="12"/>EfGPNSqnY 99FmbSeWNIRaa4fgSCVFhvbrYq1nXkNVyQPeEVHkoDNCAlr</text:p>
            <text:p text:style-name="Preformatted_20_Text"><text:s text:c="12"/>qOA3lw=="</text:p>
            <text:p text:style-name="Preformatted_20_Text"><text:s text:c="8"/>;</text:p>
          </table:table-cell>
        </table:table-row>
      </table:table>
      <text:p text:style-name="ParagraphSpacing"/>
      <text:h text:style-name="Heading_20_3" text:outline-level="3">Zone Security Expectation configuration</text:h>
      <text:p text:style-name="First_20_line_20_indent">Specifies the local security expectation for a zone. The additional data portion for this keyword is a sequence of the zone name and its trust status – trusted, untrusted or ignore. For example:</text:p>
      <text:p text:style-name="ParagraphSpacing"/>
      <table:table table:name="Table7" table:style-name="Table7">
        <table:table-column table:style-name="Table7.A"/>
        <table:table-row>
          <table:table-cell table:style-name="Table7.A1" office:value-type="string">
            <text:p text:style-name="Preformatted_20_Text"># &lt;label&gt;: zone-security-expectation &lt;zone&gt; &lt;validate|ignore|untrusted&gt;</text:p>
            <text:p text:style-name="Preformatted_20_Text"/>
            <text:p text:style-name="Preformatted_20_Text">validate_all: zone-security-expectation . validate;</text:p>
            <text:p text:style-name="Preformatted_20_Text"/>
            <text:p text:style-name="Preformatted_20_Text">validate_none: zone-security-expectation . ignore;</text:p>
            <text:p text:style-name="Preformatted_20_Text"/>
            <text:p text:style-name="Preformatted_20_Text">mozilla: zone-security-expectation wesh.fruits.netsec.tislabs.com untrusted;</text:p>
          </table:table-cell>
        </table:table-row>
      </table:table>
      <text:p text:style-name="ParagraphSpacing"/>
      <text:h text:style-name="Heading_20_2" text:outline-level="2"><text:bookmark-start text:name="BMcontext"/><text:reference-mark-start text:name="BMcontext"/>Controlling Validator Behavior Within Applications<text:bookmark-end text:name="BMcontext"/><text:reference-mark-end text:name="BMcontext"/></text:h>
      <text:p text:style-name="First_20_line_20_indent">The validator library allows multiple applications to operate with differing validator policies at the same instance. A handle to each of the different instantiations of the validator under different policies are available through the validator context. The prototypes for the policy manipulation functions are:</text:p>
      <text:p text:style-name="ParagraphSpacing"/>
      <table:table table:name="Table3" table:style-name="Table3">
        <table:table-column table:style-name="Table3.A"/>
        <table:table-row>
          <table:table-cell table:style-name="Table3.A1" office:value-type="string">
            <text:p text:style-name="Preformatted_20_Text"><text:s text:c="4"/>int val_create_context(const char *label, val_context_t **newcontext);</text:p>
            <text:p text:style-name="Preformatted_20_Text"><text:s text:c="4"/>int val_switch_policy_scope(val_context_t *ctx, const char *label);</text:p>
            <text:p text:style-name="Preformatted_20_Text"><text:s text:c="4"/>void val_free_context(val_context_t *context);</text:p>
          </table:table-cell>
        </table:table-row>
      </table:table>
      <text:p text:style-name="ParagraphSpacing"/>
      <text:p text:style-name="First_20_line_20_indent">Applications can create a new validator context using the <text:span text:style-name="T4">val_create_context()</text:span> method.This method parses the resolver and validator configuration files and creates the handle <text:span text:style-name="T6">newcontext</text:span> to this parsed information. Validator policy is applied hierarchically based on the name used to identify a particular policy fragment. As an example, "browser" and "mozilla.browser" form a hierarchical ordering of policy, where the configuration under the identifier of "mozilla.browser" may be used to override generic browser policy with Mozilla-specific options.</text:p>
      <text:p text:style-name="First_20_line_20_indent">Applications may switch their default policy to a policy that lies below ("mozilla:browser" lies below "browser") the originally defined label using the <text:span text:style-name="T4">val_switch_policy_scope()</text:span> method.</text:p>
      <text:p text:style-name="First_20_line_20_indent">The <text:span text:style-name="T6">label</text:span> parameter is a string that must match another string that appears as the policy definition identifier in the validator configuration file. It is a simple text string with the ":" character used as the delimiter between two levels in the policy hierarchy. The ":" label by itself refers to the default policy in the configuration file. <text:span text:style-name="T10">NULL</text:span> may also be used to represent the label for the default policy. If a <text:span text:style-name="T5">NULL</text:span> value is passed for the <text:span text:style-name="T6">context</text:span> parameter of a function, the default validator context is used in each instance.</text:p>
      <text:p text:style-name="First_20_line_20_indent">Contexts that were created using the <text:span text:style-name="T4">val_create_context()</text:span> interface should be destroyed when they are no longer needed, using the <text:span text:style-name="T4">val_free_context()</text:span> method.</text:p>
      <text:h text:style-name="Heading_20_2" text:outline-level="2"><text:bookmark-start text:name="BMdetail"/><text:reference-mark-start text:name="BMdetail"/>Observing the Finer Details<text:bookmark-end text:name="BMdetail"/><text:reference-mark-end text:name="BMdetail"/></text:h>
      <text:p text:style-name="First_20_line_20_indent">The <text:span text:style-name="T4">val_resolve_and_check()</text:span> interface forms the core of the validator functionality and can be used to query a set of name servers for a tuple, verify and validate the response. Verification is the step of checking the RRSIGs and validation includes performing verification up the chain of trust all the way to a trust anchor. All of the interfaces described above that are used to fetch and validate DNS answers make use of this interface.</text:p>
      <text:p text:style-name="ParagraphSpacing"/>
      <table:table table:name="Table13" table:style-name="Table13">
        <table:table-column table:style-name="Table13.A"/>
        <table:table-row>
          <table:table-cell table:style-name="Table13.A1" office:value-type="string">
            <text:p text:style-name="Preformatted_20_Text"><text:s text:c="4"/>int val_resolve_and_check( val_context_t *context, u_char *domain_name_n, const u_int16_t type,</text:p>
            <text:p text:style-name="Preformatted_20_Text"><text:s text:c="20"/>const u_int16_t class, const u_int8_t flags, struct val_result_chain **results);</text:p>
            <text:p text:style-name="Preformatted_20_Text"><text:s text:c="4"/>void free_result_chain(struct val_result **results);</text:p>
          </table:table-cell>
        </table:table-row>
      </table:table>
      <text:p text:style-name="ParagraphSpacing"/>
      <text:p text:style-name="First_20_line_20_indent">The <text:span text:style-name="T6">domain_name_n</text:span> parameter is the queried name in DNS wire format. The conversion from host format to DNS wire format can be done using the <text:span text:style-name="T4">ns_name_pton()</text:span> <text:span text:style-name="T2">libres(3)</text:span> helper function that is also exported by <text:span text:style-name="T2">libval(3)</text:span>.</text:p>
      <text:p text:style-name="First_20_line_20_indent"><text:span text:style-name="T6">results</text:span> should be set to NULL before calling val<text:span text:style-name="Function_20_Name">_resolve_and_check()</text:span>. The <text:span text:style-name="API_2f_library_20_Name">libval</text:span> library internally allocates memory for this parameter, so that memory must be freed by the invoking application using the <text:span text:style-name="T4">val_free_result_chain()</text:span> interfaces.</text:p>
      <text:p text:style-name="First_20_line_20_indent"><text:span text:style-name="T4">val_resolve_and_check()</text:span> returns <text:span text:style-name="T5">NO_ERROR</text:span> on success. Answers returned by <text:span text:style-name="T4">val_resolve_and_check()</text:span><text:span text:style-name="Function_20_Name"> </text:span>are made available in the <text:span text:style-name="T6">results</text:span> chain. Each answer is a distinct RRset; multiple RRs within the RRset are treated as the same answer. Multiple answers are possible when <text:span text:style-name="T6">type</text:span> is <text:span text:style-name="T5">ns_t_any</text:span> or when a proof of non-existence is returned. Proofs of non-existence also return RRsets of type <text:span text:style-name="T5">ns_t_nsec</text:span> and <text:span text:style-name="T5">ns_t_soa</text:span>.</text:p>
      <text:p text:style-name="First_20_line_20_indent">The <text:span text:style-name="Variable_20_Name">val_rc_answer</text:span> member of <text:span text:style-name="T6">results</text:span> points to the authentication chain for the RRset. The authentication chain contains the actual RRset returned by the name server in response to the query. These structures allow an application to <text:s/>investigate the DNSSEC validation status of each link in the validation chain. Most applications will only require the first <text:span text:style-name="T6">result</text:span> structure in the results chain, since this provides a single error code for representing the authenticity of returned data. Other more intrusive applications such as a DNSSEC troubleshooting utility may look at the individual assertions to identify which particular component in the chain-of-trust led to validation failure, if any.</text:p>
      <text:p text:style-name="P10">Upon completion of the <text:span text:style-name="T4">val_resolve_and_check()</text:span> call, the <text:span text:style-name="T6">val_rc_status</text:span> element within the assertion structure contains the validation status of a particular assertion. This generally contains a different value than the final DNSSEC status returned by higher level applications since it only applies to the given assertion. Successful DNSSEC Status values can only be generated if every component in the chain of trust was validated, and the chain culminates with a trusted record. The <text:span text:style-name="T6">val_rc_status</text:span> field may contain one of the values described in the following sections for an assertion. Assertion status values may be displayed as text using the <text:span text:style-name="T4">p_val_error()</text:span> interface.</text:p>
      <text:h text:style-name="Heading_20_3" text:outline-level="3">Authentication Chain Status Values</text:h>
      <text:h text:style-name="Heading_20_4" text:outline-level="4">RRSig status values</text:h>
      <text:list text:style-name="L7">
        <text:list-item>
          <text:p text:style-name="P14"><text:span text:style-name="T7">VAL_A_RRSIG_VERIFIED</text:span> The RRSIG verified successfully.</text:p>
        </text:list-item>
        <text:list-item>
          <text:p text:style-name="P14"><text:span text:style-name="T7">VAL_A_RRSIG_VERIFY_FAILED</text:span> All of the associated RRSIGs failed to verify.</text:p>
        </text:list-item>
        <text:list-item>
          <text:p text:style-name="P14"><text:span text:style-name="T7">VAL_A_RRSIG_NOTYETACTIVE</text:span> The RRSIG record inception time is in the future. </text:p>
        </text:list-item>
        <text:list-item>
          <text:p text:style-name="P14"><text:span text:style-name="T7">VAL_A_RRSIG_EXPIRED</text:span> The RRSIG has expired. </text:p>
        </text:list-item>
        <text:list-item>
          <text:p text:style-name="P14"><text:span text:style-name="T7">VAL_A_RRSIG_MISSING</text:span> Could not find a RRSIG that matched the query type. </text:p>
        </text:list-item>
        <text:list-item>
          <text:p text:style-name="P14"><text:span text:style-name="T7">VAL_A_DNSKEY_NOMATCH</text:span> The RRSIG was created by a DNSKEY that does not exist in the apex keyset. </text:p>
        </text:list-item>
        <text:list-item>
          <text:p text:style-name="P14"><text:span text:style-name="T7">VAL_A_WRONG_LABEL_COUNT</text:span> The number of labels on the signature is greater than the the count given in the RRSIG RDATA. </text:p>
        </text:list-item>
        <text:list-item>
          <text:p text:style-name="P14"><text:span text:style-name="T7">VAL_A_WCARD_VERIFIED</text:span> The RRSIG verified successfully and shows that the record was wildcard expanded.</text:p>
        </text:list-item>
        <text:list-item>
          <text:p text:style-name="P14"><text:span text:style-name="T7">VAL_A_SECURITY_LAME</text:span> The RRSIG was created by a key that does not exist in the parent DS record set. </text:p>
        </text:list-item>
        <text:list-item>
          <text:p text:style-name="P14"><text:span text:style-name="T7">VAL_A_NOT_VERIFIED</text:span> Different RRSIGs failed for different reasons.</text:p>
        </text:list-item>
      </text:list>
      <text:list text:style-name="L7">
        <text:list-item text:start-value="1">
          <text:p text:style-name="P14"><text:span text:style-name="T7">VAL_A_NOT_A_ZONE_KEY</text:span> The key used to verify the RRSIG is not a zone key, but some other key such as the public key used for TSIG. </text:p>
        </text:list-item>
        <text:list-item>
          <text:p text:style-name="P14"><text:span text:style-name="T7">VAL_A_BARE_RRSIG</text:span> Query was for a RRSIG. </text:p>
        </text:list-item>
        <text:list-item>
          <text:p text:style-name="P14"><text:span text:style-name="T7">VAL_A_VERIFIED</text:span> At least one RRSIG covering a resource record verified OK (had a status of <text:span text:style-name="Preformatted_20_text">VAL_A_RRSIG_VERIFIED</text:span>). </text:p>
        </text:list-item>
      </text:list>
      <text:h text:style-name="Heading_20_4" text:outline-level="4">DNSKEY status values</text:h>
      <text:list text:style-name="L7">
        <text:list-item text:start-value="1">
          <text:p text:style-name="P14"><text:span text:style-name="T7">VAL_A_VERIFIED_LINK</text:span> The DNSKEY provides a link in the chain of trust from the signed record to a trust anchor.</text:p>
        </text:list-item>
        <text:list-item>
          <text:p text:style-name="P14"><text:span text:style-name="T7">VAL_A_DNSKEY_MISSING</text:span> The DNSKEY for a RRSIG covering a resource record was not available.</text:p>
        </text:list-item>
        <text:list-item>
          <text:p text:style-name="P14"><text:span text:style-name="T7">VAL_A_UNKNOWN_DNSKEY_PROTO</text:span> The protocol field in the DNSKEY is not set to 3 (<text:span text:style-name="Preformatted_20_text">DNSSEC</text:span>).</text:p>
        </text:list-item>
        <text:list-item>
          <text:p text:style-name="P14"><text:span text:style-name="T7">VAL_A_DS_MISSING</text:span> The DS record covering a DNSKEY was not available.</text:p>
        </text:list-item>
        <text:list-item>
          <text:p text:style-name="P14"><text:span text:style-name="T7">VAL_A_PROVABLY_UNSECURE</text:span> the authentication chain from a trust anchor to the zone cannot be constructed due to the provable absence of a DS record for the zone in the parent.</text:p>
        </text:list-item>
        <text:list-item>
          <text:p text:style-name="P14"><text:span text:style-name="T11">?? </text:span><text:span text:style-name="T7">KEYTAG_MISMATCH</text:span> The DNSKEY and RRSIG pair have a mismatch in the key tags. </text:p>
        </text:list-item>
        <text:list-item>
          <text:p text:style-name="P14"><text:span text:style-name="T11">?? </text:span><text:span text:style-name="T7">VAL_A_RRSIG_ALGO_MISMATCH</text:span> The DNSKEY and RRSIG pair have a mismatch in their algorithm. </text:p>
        </text:list-item>
        <text:list-item>
          <text:p text:style-name="P14"><text:span text:style-name="T11">?? </text:span><text:span text:style-name="T7">DUPLICATE_KEYTAG</text:span> Two DNSKEY records have the same keytag.</text:p>
        </text:list-item>
      </text:list>
      <text:h text:style-name="Heading_20_4" text:outline-level="4">Policy status values</text:h>
      <text:list text:style-name="L7">
        <text:list-item text:start-value="1">
          <text:p text:style-name="P14"><text:span text:style-name="T7">VAL_A_ALGO_REFUSED</text:span> Algorithm in DNSKEY or RRSIG or DS is not allowed as per local policy.</text:p>
        </text:list-item>
        <text:list-item>
          <text:p text:style-name="P14"><text:span text:style-name="T7">VAL_A_KEY_TOO_LARGE</text:span> The zone is using a key size that is too large as per local policy. </text:p>
        </text:list-item>
        <text:list-item>
          <text:p text:style-name="P14"><text:span text:style-name="T7">VAL_A_KEY_TOO_SMALL</text:span> The zone is using a key size that is too small as per local policy.</text:p>
        </text:list-item>
        <text:list-item>
          <text:p text:style-name="P14"><text:span text:style-name="T7">VAL_A_KEY_NOT_AUTHORIZED</text:span> The zone is using a key that is not authorized as per local policy. </text:p>
        </text:list-item>
        <text:list-item>
          <text:p text:style-name="P14"><text:span text:style-name="T7">VAL_A_NO_PREFERRED_SEP</text:span> There is no DNSKEY in the parent DS set that our local policy allows us to traverse.</text:p>
        </text:list-item>
        <text:list-item>
          <text:p text:style-name="P14"><text:span text:style-name="T7">VAL_A_TRUST_KEY</text:span> The key present in this assertion is configured as a trust anchor. </text:p>
        </text:list-item>
        <text:list-item>
          <text:p text:style-name="P14"><text:span text:style-name="T7">VAL_A_TRUST_ZONE</text:span> The zone in this assertion is configured as trusted. </text:p>
        </text:list-item>
        <text:list-item>
          <text:p text:style-name="P14"><text:span text:style-name="T7">VAL_A_UNTRUSTED_ZONE</text:span> The zone has been configured as untrusted. </text:p>
        </text:list-item>
        <text:list-item>
          <text:p text:style-name="P14"><text:span text:style-name="T7">VAL_A_ALGO_NOT_SUPPORTED</text:span> Algorithm in DNSKEY or RRSIG or DS is not supported.</text:p>
        </text:list-item>
        <text:list-item>
          <text:p text:style-name="P14"><text:span text:style-name="T7">VAL_A_NO_TRUST_ANCHOR</text:span> No trust anchor <text:span text:style-name="NeedsUpdate">at current level and no possibility for finding any up this tree</text:span>.</text:p>
        </text:list-item>
        <text:list-item>
          <text:p text:style-name="P14"><text:span text:style-name="T7">VAL_A_UNKNOWN_ALGO</text:span> Unknown DNSKEY or RRSIG or DS algorithm.</text:p>
        </text:list-item>
      </text:list>
      <text:h text:style-name="Heading_20_4" text:outline-level="4">misc</text:h>
      <text:list text:style-name="L7">
        <text:list-item text:start-value="1">
          <text:p text:style-name="P14"><text:span text:style-name="T11">?? </text:span><text:span text:style-name="T7">P_CLOCK_SKEW</text:span> Verified but with clock skew taken into account.</text:p>
        </text:list-item>
        <text:list-item>
          <text:p text:style-name="P14"><text:span text:style-name="T11">?? </text:span><text:span text:style-name="T7">WRONG_RRSIG_OWNER</text:span> The RRSIG and the data that it purportedly covers have differing notions of owner name.</text:p>
        </text:list-item>
        <text:list-item>
          <text:p text:style-name="P14"><text:span text:style-name="T7">VAL_A_LOCAL_ANSWER</text:span> Answer was obtained locally. <text:span text:style-name="NeedsUpdate">This is currently not implemented</text:span>. </text:p>
        </text:list-item>
      </text:list>
      <text:h text:style-name="Heading_20_4" text:outline-level="4">Insufficient Data</text:h>
      <text:p text:style-name="P10">In cases where data is insufficient to generate a validation result, <text:span text:style-name="T6">val_rc_status</text:span> may also contain the following status values. The final validation result in such circumstances is <text:span text:style-name="T5">VAL_ERROR</text:span>.</text:p>
      <text:list text:style-name="L7">
        <text:list-item text:start-value="1">
          <text:p text:style-name="P14"><text:span text:style-name="T7">VAL_A_DATA_MISSING</text:span> No data was returned in the response.</text:p>
        </text:list-item>
        <text:list-item>
          <text:p text:style-name="P14"><text:span text:style-name="T11">?? </text:span><text:span text:style-name="T7">VAL_A_IRRELEVANT_PROOF</text:span> An NSEC received does not contribute towards proving non-existence. </text:p>
        </text:list-item>
        <text:list-item>
          <text:p text:style-name="P14"><text:span text:style-name="T11">?? </text:span><text:span text:style-name="T7">VAL_A_FLOOD_ATTACK_DETECTED</text:span> Detected multiple (conflicting) answers for the same query. Possible spoofing attack. Not implemented. </text:p>
        </text:list-item>
      </text:list>
      <text:p text:style-name="ParagraphSpacing"/>
      <text:p text:style-name="First_20_line_20_indent">There are also many DNS error status values.</text:p>
      <text:list text:style-name="L7">
        <text:list-item text:start-value="1">
          <text:p text:style-name="P14"><text:span text:style-name="T7">SR_REFERRAL_ERROR</text:span> Some error encountered while following referrals. </text:p>
        </text:list-item>
        <text:list-item>
          <text:p text:style-name="P14"><text:span text:style-name="T7">SR_MISSING_GLUE</text:span> Glue was missing.</text:p>
        </text:list-item>
        <text:list-item>
          <text:p text:style-name="P14"><text:span text:style-name="T7">SR_INTERNAL_ERROR</text:span> The resolver encountered an internal error.</text:p>
        </text:list-item>
        <text:list-item>
          <text:p text:style-name="P14"><text:span text:style-name="T7">SR_TSIG_ERROR</text:span> An error occurred during TSIG processing.</text:p>
        </text:list-item>
        <text:list-item>
          <text:p text:style-name="P14"><text:span text:style-name="T7">SR_NO_ANSWER</text:span> No response was received.</text:p>
        </text:list-item>
        <text:list-item>
          <text:p text:style-name="P14"><text:span text:style-name="T7">SR_WRONG_ANSWER</text:span> The response was not a valid response for the query.</text:p>
        </text:list-item>
        <text:list-item>
          <text:p text:style-name="P14"><text:span text:style-name="T7">SR_HEADER_BADSIZE</text:span> The message size was not consistent with header values.</text:p>
        </text:list-item>
        <text:list-item>
          <text:p text:style-name="P14"><text:span text:style-name="T7">SR_NXDOMAIN</text:span> The <text:span text:style-name="Preformatted_20_text">rcode</text:span> of the response was <text:span text:style-name="Preformatted_20_text">NXDOMAIN</text:span>.</text:p>
        </text:list-item>
        <text:list-item>
          <text:p text:style-name="P14"><text:span text:style-name="T7">SR_FORMERR</text:span> The <text:span text:style-name="Preformatted_20_text">rcode</text:span> of the response was <text:span text:style-name="Preformatted_20_text">FORMERR</text:span>.</text:p>
        </text:list-item>
        <text:list-item>
          <text:p text:style-name="P14"><text:span text:style-name="T7">SR_SERVFAIL</text:span> The <text:span text:style-name="Preformatted_20_text">rcode</text:span> of the response was <text:span text:style-name="Preformatted_20_text">SERVFAIL</text:span>.</text:p>
        </text:list-item>
        <text:list-item>
          <text:p text:style-name="P14"><text:span text:style-name="T7">SR_NOTIMPL</text:span> The <text:span text:style-name="Preformatted_20_text">rcode</text:span> of the response was <text:span text:style-name="Preformatted_20_text">NOTIMPL</text:span>.</text:p>
        </text:list-item>
        <text:list-item>
          <text:p text:style-name="P14"><text:span text:style-name="T7">SR_REFUSED</text:span> The <text:span text:style-name="Preformatted_20_text">rcode</text:span> of the response was <text:span text:style-name="Preformatted_20_text">REFUSED</text:span>.</text:p>
        </text:list-item>
        <text:list-item>
          <text:p text:style-name="P14"><text:span text:style-name="T7">SR_DNS_GENERIC_ERROR</text:span> The response was received with the <text:span text:style-name="Preformatted_20_text">rcode</text:span> set to one of the well-known error values (<text:span text:style-name="Preformatted_20_text">NXDOMAIN</text:span>, <text:span text:style-name="Preformatted_20_text">FORMERR</text:span>, <text:span text:style-name="Preformatted_20_text">SERVFAIL</text:span>, <text:span text:style-name="Preformatted_20_text">NOTIMPL</text:span> or <text:span text:style-name="Preformatted_20_text">REFUSED</text:span>).</text:p>
        </text:list-item>
        <text:list-item>
          <text:p text:style-name="P14"><text:span text:style-name="T7">SR_EDNS0_VERSION_ERROR</text:span> The EDNS0 version was not recognized.</text:p>
        </text:list-item>
        <text:list-item>
          <text:p text:style-name="P14"><text:span text:style-name="T7">SR_UNSUPP_EDNS0_LABEL</text:span> The EDNS0 label is not supported.</text:p>
        </text:list-item>
        <text:list-item>
          <text:p text:style-name="P14"><text:span text:style-name="T7">SR_SUSPICIOUS_BIT</text:span> One or more bits in a response header were unexpectedly set or unset.</text:p>
        </text:list-item>
        <text:list-item>
          <text:p text:style-name="P14"><text:span text:style-name="T7">SR_NAME_EXPANSION_FAILURE</text:span> DNS name uncompression failed.</text:p>
        </text:list-item>
        <text:list-item>
          <text:p text:style-name="P14"><text:span text:style-name="T7">SR_REFERRAL_ERROR</text:span> Referral could not be successfully followed.</text:p>
        </text:list-item>
        <text:list-item>
          <text:p text:style-name="P14"><text:span text:style-name="T7">SR_MISSING_GLUE</text:span> Glue records were not available for a referral.</text:p>
        </text:list-item>
        <text:list-item>
          <text:p text:style-name="P14"><text:span text:style-name="T7">SR_CONFLICTING_ANSWERS</text:span> Multiple conflicting answers received for a query. </text:p>
        </text:list-item>
      </text:list>
      <text:h text:style-name="Heading_20_4" text:outline-level="4">Unimplemented status values</text:h>
      <text:p text:style-name="First_20_line_20_indent">The following assertion status values are not currently implemented:</text:p>
      <text:list text:style-name="L7">
        <text:list-item text:start-value="1">
          <text:p text:style-name="P14"><text:span text:style-name="T7">VAL_A_DNSSEC_VERSION_ERROR</text:span> DNSSEC version error.</text:p>
        </text:list-item>
        <text:list-item>
          <text:p text:style-name="P14"><text:span text:style-name="T7">VAL_A_TOO_MANY_LINKS</text:span> Too many links were traversed in going up the chain-of-trust.</text:p>
        </text:list-item>
      </text:list>
      <text:h text:style-name="Heading_20_3" text:outline-level="3">Examples</text:h>
      <text:p text:style-name="First_20_line_20_indent">Here are a few examples of some results returned by the validator for the dnssec-tools.org test zone.</text:p>
      <text:h text:style-name="Heading_20_4" text:outline-level="4">Validated Answer from a Trusted Zone</text:h>
      <table:table table:name="Table8" table:style-name="Table8">
        <table:table-column table:style-name="Table8.A"/>
        <table:table-row>
          <table:table-cell table:style-name="Table8.A1" office:value-type="string">
            <text:p text:style-name="P15">$validate -p -T 1</text:p>
            <text:p text:style-name="P15">Original query: name=good-A.test.dnssec-tools.org class=IN type=A from-server=192.168.1.3, Query-status=Q_ANSWERED:4</text:p>
            <text:p text:style-name="P15"><text:s text:c="2"/>Result: VAL_SUCCESS:131</text:p>
            <text:p text:style-name="P15"><text:s text:c="4"/>name=good-A.test.dnssec-tools.org class=IN type=A from-server=192.168.1.3 status=VAL_A_VERIFIED:81</text:p>
            <text:p text:style-name="P15"><text:s text:c="4"/>name=test.dnssec-tools.org class=IN type=DNSKEY[tag=28827] from-server=192.168.1.3 status=VAL_A_TRUST_KEY:88</text:p>
            <text:p text:style-name="P15">DNSSEC status: VAL_SUCCESS [131]</text:p>
            <text:p text:style-name="P15">Validated response:</text:p>
            <text:p text:style-name="P15">;; -&gt;&gt;HEADER&lt;&lt;- opcode: QUERY, status: NOERROR, id: 0</text:p>
            <text:p text:style-name="P15">;; flags: ad; QUERY: 1, ANSWER: 1, AUTHORITY: 0, ADDITIONAL: 0</text:p>
            <text:p text:style-name="P15">;; <text:s text:c="7"/>good-A.test.dnssec-tools.org, type = A, class = IN</text:p>
            <text:p text:style-name="P15">good-A.test.dnssec-tools.org. <text:s/>1D IN A <text:s/>168.150.236.43</text:p>
            <text:p text:style-name="P15"><draw:frame draw:style-name="fr2" draw:name="graphics2" text:anchor-type="paragraph" svg:width="5.85in" svg:height="3.9in" draw:z-index="1"><draw:image xlink:href="Pictures/2000000100000501000003575C98988A.svm" xlink:type="simple" xlink:show="embed" xlink:actuate="onLoad"/></draw:frame></text:p>
            <text:p text:style-name="P16"/>
          </table:table-cell>
        </table:table-row>
      </table:table>
      <text:p text:style-name="First_20_line_20_indent"/>
      <text:h text:style-name="Heading_20_4" text:outline-level="4">Validated Answer from a Sub-domain of a Trusted Zone</text:h>
      <table:table table:name="Table4" table:style-name="Table4">
        <table:table-column table:style-name="Table4.A"/>
        <table:table-row>
          <table:table-cell table:style-name="Table4.A1" office:value-type="string">
            <text:p text:style-name="Preformatted_20_Text"><text:span text:style-name="T12">$ validate <text:s/>-p -T 1</text:span></text:p>
            <text:p text:style-name="Preformatted_20_Text"><text:span text:style-name="T12">Original query: name=good-A.test.dnssec-tools.org class=IN type=A from-server=192.168.1.3, Query-status=Q_ANSWERED:4</text:span></text:p>
            <text:p text:style-name="Preformatted_20_Text"><text:span text:style-name="T12"><text:s text:c="2"/>Result: VAL_SUCCESS:131</text:span></text:p>
            <text:p text:style-name="Preformatted_20_Text"><text:span text:style-name="T12"><text:s text:c="4"/>name=good-A.test.dnssec-tools.org class=IN type=A from-server=192.168.1.3 status=VAL_A_VERIFIED:81</text:span></text:p>
            <text:p text:style-name="Preformatted_20_Text"><text:span text:style-name="T12"><text:s text:c="4"/>name=test.dnssec-tools.org class=IN type=DNSKEY from-server=192.168.1.3 status=VAL_A_VERIFIED:81</text:span></text:p>
            <text:p text:style-name="Preformatted_20_Text"><text:span text:style-name="T12"><text:s text:c="4"/>name=test.dnssec-tools.org class=IN type=DS from-server=192.168.1.3 status=VAL_A_VERIFIED:81</text:span></text:p>
            <text:p text:style-name="Preformatted_20_Text"><text:span text:style-name="T12"><text:s text:c="4"/>name=dnssec-tools.org class=IN type=DNSKEY[tag=42375] from-server=192.168.1.3 status=VAL_A_TRUST_KEY:88</text:span></text:p>
            <text:p text:style-name="Preformatted_20_Text"><text:span text:style-name="T12">DNSSEC status: VAL_SUCCESS [131]</text:span></text:p>
            <text:p text:style-name="Preformatted_20_Text"><text:span text:style-name="T12">Validated response:</text:span></text:p>
            <text:p text:style-name="Preformatted_20_Text"><text:span text:style-name="T12">;; -&gt;&gt;HEADER&lt;&lt;- opcode: QUERY, status: NOERROR, id: 0</text:span></text:p>
            <text:p text:style-name="Preformatted_20_Text"><text:span text:style-name="T12">;; flags: ad; QUERY: 1, ANSWER: 1, AUTHORITY: 0, ADDITIONAL: 0</text:span></text:p>
            <text:p text:style-name="Preformatted_20_Text"><text:span text:style-name="T12">;; <text:s text:c="7"/>good-A.test.dnssec-tools.org, type = A, class = IN</text:span></text:p>
            <text:p text:style-name="Preformatted_20_Text"><text:span text:style-name="T12">good-A.test.dnssec-tools.org. <text:s/>1D IN A <text:s/>168.150.236.43</text:span></text:p>
            <text:p text:style-name="P15"/>
            <text:p text:style-name="P15"><draw:frame draw:style-name="fr2" draw:name="graphics1" text:anchor-type="paragraph" svg:width="5.85in" svg:height="3.9in" draw:z-index="2"><draw:image xlink:href="Pictures/200000010000050100000357351495BE.svm" xlink:type="simple" xlink:show="embed" xlink:actuate="onLoad"/></draw:frame></text:p>
            <text:p text:style-name="P15"/>
          </table:table-cell>
        </table:table-row>
      </table:table>
      <text:p text:style-name="Text_20_body"/>
      <text:h text:style-name="Heading_20_4" text:outline-level="4">Non-validated Answer from a Trusted Zone (Bogus)</text:h>
      <table:table table:name="Table9" table:style-name="Table9">
        <table:table-column table:style-name="Table9.A"/>
        <table:table-row>
          <table:table-cell table:style-name="Table9.A1" office:value-type="string">
            <text:p text:style-name="P15">$ validate -p -T 8</text:p>
            <text:p text:style-name="P15">Original query: name=good-cname-to-badsign-A.test.dnssec-tools.org class=IN type=A from-server=192.168.1.3, Query-status=Q_ANSWERED:4</text:p>
            <text:p text:style-name="P15"><text:s text:c="2"/>Result: VAL_BOGUS:130</text:p>
            <text:p text:style-name="P15"><text:s text:c="4"/>name=badsign-a.test.dnssec-tools.org class=IN type=A from-server=192.168.1.3 status=VAL_A_NOT_VERIFIED:51</text:p>
            <text:p text:style-name="P15"><text:s text:c="4"/>name=test.dnssec-tools.org class=IN type=DNSKEY[tag=28827] from-server=192.168.1.3 status=VAL_A_TRUST_KEY:88</text:p>
            <text:p text:style-name="P15"><text:s text:c="2"/>Result: VAL_SUCCESS:131</text:p>
            <text:p text:style-name="P15"><text:s text:c="4"/>name=good-cname-to-badsign-A.test.dnssec-tools.org class=IN type=CNAME from-server=192.168.1.3 status=VAL_A_VERIFIED:81</text:p>
            <text:p text:style-name="P15"><text:s text:c="4"/>name=test.dnssec-tools.org class=IN type=DNSKEY[tag=28827] from-server=192.168.1.3 status=VAL_A_TRUST_KEY:88</text:p>
            <text:p text:style-name="P15">DNSSEC status: VAL_SUCCESS [131]</text:p>
            <text:p text:style-name="P15">Validated response:</text:p>
            <text:p text:style-name="P15">;; -&gt;&gt;HEADER&lt;&lt;- opcode: QUERY, status: NOERROR, id: 0</text:p>
            <text:p text:style-name="P15">;; flags: ad; QUERY: 1, ANSWER: 1, AUTHORITY: 0, ADDITIONAL: 0</text:p>
            <text:p text:style-name="P15">;; <text:s text:c="7"/>good-cname-to-badsign-A.test.dnssec-tools.org, type = A, class = IN</text:p>
            <text:p text:style-name="P15">good-cname-to-badsign-A.test.dnssec-tools.org. <text:s/>1D IN CNAME <text:s/>badsign-a.test.dnssec-tools.org.</text:p>
            <text:p text:style-name="P15"/>
            <text:p text:style-name="P15">DNSSEC status: VAL_BOGUS [130]</text:p>
            <text:p text:style-name="P15">Non-validated response:</text:p>
            <text:p text:style-name="P15">;; -&gt;&gt;HEADER&lt;&lt;- opcode: QUERY, status: NOERROR, id: 0</text:p>
            <text:p text:style-name="P15">;; flags:; QUERY: 1, ANSWER: 1, AUTHORITY: 0, ADDITIONAL: 0</text:p>
            <text:p text:style-name="P15">;;<text:tab/>good-cname-to-badsign-A.test.dnssec-tools.org, type = A, class = IN</text:p>
            <text:p text:style-name="P15">badsign-a.test.dnssec-tools.org. <text:s/>1D IN A <text:s/>168.150.236.43</text:p>
            <text:p text:style-name="P15"/>
            <text:p text:style-name="P15"><draw:frame draw:style-name="fr2" draw:name="graphics3" text:anchor-type="paragraph" svg:width="5.85in" svg:height="3.9in" draw:z-index="3"><draw:image xlink:href="Pictures/200000010000050100000357E7B5ED9A.svm" xlink:type="simple" xlink:show="embed" xlink:actuate="onLoad"/></draw:frame></text:p>
          </table:table-cell>
        </table:table-row>
      </table:table>
      <text:p text:style-name="Text_20_body"/>
      <text:h text:style-name="Heading_20_4" text:outline-level="4">NXDOMAIN from a Trusted Zone (Proof of non-existence)</text:h>
      <table:table table:name="Table10" table:style-name="Table10">
        <table:table-column table:style-name="Table10.A"/>
        <table:table-row>
          <table:table-cell table:style-name="Table10.A1" office:value-type="string">
            <text:p text:style-name="P17">Original query: name=addedlater-A.test.dnssec-tools.org class=IN type=A from-server=192.168.1.3, Query-status=Q_ANSWERED:4</text:p>
            <text:p text:style-name="P17"><text:s text:c="2"/>Result: VAL_NONEXISTENT_NAME:8</text:p>
            <text:p text:style-name="P17"><text:s text:c="4"/>Associated Proofs Follow:</text:p>
            <text:p text:style-name="P17"><text:s text:c="6"/>name=test.dnssec-tools.org class=IN type=SOA from-server=192.168.1.3 status=VAL_A_VERIFIED:81</text:p>
            <text:p text:style-name="P17"><text:s text:c="6"/>name=test.dnssec-tools.org class=IN type=DNSKEY[tag=28827] from-server=192.168.1.3 status=VAL_A_TRUST_KEY:88</text:p>
            <text:p text:style-name="P17"><text:s text:c="6"/>name=test.dnssec-tools.org class=IN type=NSEC from-server=192.168.1.3 status=VAL_A_VERIFIED:81</text:p>
            <text:p text:style-name="P17"><text:s text:c="6"/>name=test.dnssec-tools.org class=IN type=DNSKEY[tag=28827] from-server=192.168.1.3 status=VAL_A_TRUST_KEY:88</text:p>
            <text:p text:style-name="P17"/>
            <text:p text:style-name="P17">DNSSEC status: VAL_NONEXISTENT_NAME [8]</text:p>
            <text:p text:style-name="P17">Non-validated response:</text:p>
            <text:p text:style-name="P17">;; -&gt;&gt;HEADER&lt;&lt;- opcode: QUERY, status: NXDOMAIN, id: 0</text:p>
            <text:p text:style-name="P17">;; flags: ad; QUERY: 1, ANSWER: 0, AUTHORITY: 2, ADDITIONAL: 0</text:p>
            <text:p text:style-name="P17">;;<text:tab/>addedlater-A.test.dnssec-tools.org, type = A, class = IN</text:p>
            <text:p text:style-name="P17">test.dnssec-tools.org.<text:tab/>10M IN SOA<text:tab/>dns.test.dnssec-tools.org. hardaker.test.dnssec-tools.org. (</text:p>
            <text:p text:style-name="P17"><text:tab/><text:tab/><text:tab/><text:tab/><text:tab/>1161967857<text:tab/>; serial</text:p>
            <text:p text:style-name="P17"><text:tab/><text:tab/><text:tab/><text:tab/><text:tab/>2H<text:tab/><text:tab/>; refresh</text:p>
            <text:p text:style-name="P17"><text:tab/><text:tab/><text:tab/><text:tab/><text:tab/>1H<text:tab/><text:tab/>; retry</text:p>
            <text:p text:style-name="P17"><text:tab/><text:tab/><text:tab/><text:tab/><text:tab/>1W<text:tab/><text:tab/>; expiry</text:p>
            <text:p text:style-name="P17"><text:tab/><text:tab/><text:tab/><text:tab/><text:tab/>10M )<text:tab/><text:tab/>; minimum</text:p>
            <text:p text:style-name="P17"/>
            <text:p text:style-name="P17">test.dnssec-tools.org.<text:tab/>10M IN NSEC<text:tab/>baddata-a.test.dnssec-tools.org. NS SOA TXT RRSIG NSEC DNSKEY</text:p>
            <text:p text:style-name="P17"/>
            <text:p text:style-name="P17"><draw:frame draw:style-name="fr3" draw:name="graphics4" text:anchor-type="paragraph" svg:width="5.8098in" svg:height="3.8772in" draw:z-index="4"><draw:image xlink:href="Pictures/200000010000050100000357364161D9.svm" xlink:type="simple" xlink:show="embed" xlink:actuate="onLoad"/></draw:frame></text:p>
          </table:table-cell>
        </table:table-row>
      </table:table>
      <text:p text:style-name="Text_20_body"/>
      <text:h text:style-name="Heading_20_4" text:outline-level="4">Answer from an Unsigned Zone (Unsecure)</text:h>
      <table:table table:name="Table11" table:style-name="Table11">
        <table:table-column table:style-name="Table11.A"/>
        <table:table-row>
          <table:table-cell table:style-name="Table11.A1" office:value-type="string">
            <text:p text:style-name="P18">Original query: name=m3.sparta.com class=IN type=A from-server=192.168.1.3, Query-status=Q_ANSWERED:4</text:p>
            <text:p text:style-name="P18"><text:s text:c="2"/>Result: VAL_SUCCESS:131</text:p>
            <text:p text:style-name="P18"><text:s text:c="4"/>name=m3.sparta.com class=IN type=A from-server=192.168.1.3 status=VAL_A_TRUST_ZONE:89</text:p>
            <text:p text:style-name="P18"/>
            <text:p text:style-name="P18">DNSSEC status: VAL_SUCCESS [131]</text:p>
            <text:p text:style-name="P18">Validated response:</text:p>
            <text:p text:style-name="P18">;; -&gt;&gt;HEADER&lt;&lt;- opcode: QUERY, status: NOERROR, id: 0</text:p>
            <text:p text:style-name="P18">;; flags: ad; QUERY: 1, ANSWER: 1, AUTHORITY: 0, ADDITIONAL: 0</text:p>
            <text:p text:style-name="P18">;;<text:tab/>m3.sparta.com, type = A, class = IN</text:p>
            <text:p text:style-name="P18">m3.sparta.com.<text:tab/><text:tab/>23h45m35s IN A<text:tab/>157.185.61.3</text:p>
            <text:p text:style-name="P18"/>
            <text:p text:style-name="P18"><draw:frame draw:style-name="fr3" draw:name="graphics5" text:anchor-type="paragraph" svg:width="5.8098in" svg:height="3.8772in" draw:z-index="5"><draw:image xlink:href="Pictures/2000000100000501000003575B80AE8F.svm" xlink:type="simple" xlink:show="embed" xlink:actuate="onLoad"/></draw:frame></text:p>
          </table:table-cell>
        </table:table-row>
      </table:table>
      <text:p text:style-name="Text_20_body"/>
      <text:h text:style-name="Heading_20_2" text:outline-level="2"><text:reference-mark-start text:name="BMcustom"/>DNSSEC Instrumentation For Unsupported Resolver Calls<text:reference-mark-end text:name="BMcustom"/></text:h>
      <text:p text:style-name="First_20_line_20_indent">Applications that make use of resolver calls that are not directly exported by the validator library would need to implement such wrapper functions themselves. The <text:span text:style-name="T4">val_resolve_and_check()</text:span> interface is generic enough to allow almost any name resolution functionality to be made DNSSEC-aware. The following code snippet illustrates how <text:span text:style-name="T4">val_query()</text:span> is internally implemented using the <text:span text:style-name="T4">val_resolve_and_check()</text:span> interface.</text:p>
      <text:p text:style-name="ParagraphSpacing"/>
      <table:table table:name="Table15" table:style-name="Table15">
        <table:table-column table:style-name="Table15.A"/>
        <table:table-row>
          <table:table-cell table:style-name="Table15.A1" office:value-type="string">
            <text:p text:style-name="Preformatted_20_Text">#include &lt;stdio.h&gt;</text:p>
            <text:p text:style-name="Preformatted_20_Text">#include &lt;stdlib.h&gt;</text:p>
            <text:p text:style-name="Preformatted_20_Text">#include &lt;string.h&gt;</text:p>
            <text:p text:style-name="Preformatted_20_Text">#include &lt;ctype.h&gt;</text:p>
            <text:p text:style-name="Preformatted_20_Text">#include &lt;arpa/nameser.h&gt;</text:p>
            <text:p text:style-name="Preformatted_20_Text"><text:s text:c="125"/></text:p>
            <text:p text:style-name="Preformatted_20_Text">#include &lt;resolver.h&gt;</text:p>
            <text:p text:style-name="Preformatted_20_Text">#include &lt;validator.h&gt;</text:p>
            <text:p text:style-name="Preformatted_20_Text">#include "val_cache.h"</text:p>
            <text:p text:style-name="Preformatted_20_Text">#include "val_support.h"</text:p>
            <text:p text:style-name="Preformatted_20_Text"/>
            <text:p text:style-name="Preformatted_20_Text">int compose_answer( const char *name_n,</text:p>
            <text:p text:style-name="Preformatted_20_Text"><text:s text:c="12"/>const u_int16_t type_h,</text:p>
            <text:p text:style-name="Preformatted_20_Text"><text:s text:c="12"/>const u_int16_t class_h,</text:p>
            <text:p text:style-name="Preformatted_20_Text"><text:s text:c="12"/>struct val_result *results,</text:p>
            <text:p text:style-name="Preformatted_20_Text"><text:s text:c="12"/>struct response_t *resp,</text:p>
            <text:p text:style-name="Preformatted_20_Text"><text:s text:c="12"/>int *resp_count,</text:p>
            <text:p text:style-name="Preformatted_20_Text"><text:s text:c="12"/>u_int8_t flags);</text:p>
            <text:p text:style-name="Preformatted_20_Text"/>
            <text:p text:style-name="Preformatted_20_Text"><text:span text:style-name="NeedsUpdate">int val_x_query(const val_context_t *ctx,</text:span></text:p>
            <text:p text:style-name="Preformatted_20_Text"><text:span text:style-name="NeedsUpdate"><text:s text:c="12"/>const char *domain_name,</text:span></text:p>
            <text:p text:style-name="Preformatted_20_Text"><text:span text:style-name="NeedsUpdate"><text:s text:c="12"/>const u_int16_t class,</text:span></text:p>
            <text:p text:style-name="P19"><text:span text:style-name="NeedsUpdate"><text:s text:c="12"/>const u_int16_t type,</text:span></text:p>
            <text:p text:style-name="Preformatted_20_Text"><text:span text:style-name="NeedsUpdate"><text:s text:c="12"/>const u_int8_t flags,</text:span></text:p>
            <text:p text:style-name="Preformatted_20_Text"><text:span text:style-name="NeedsUpdate"><text:s text:c="12"/>struct response_t *resp,</text:span></text:p>
            <text:p text:style-name="Preformatted_20_Text"><text:span text:style-name="NeedsUpdate"><text:s text:c="12"/>int *resp_count)</text:span></text:p>
            <text:p text:style-name="Preformatted_20_Text"><text:span text:style-name="NeedsUpdate">{</text:span></text:p>
            <text:p text:style-name="Preformatted_20_Text"><text:span text:style-name="NeedsUpdate"><text:s text:c="4"/>struct query_chain *queries = NULL;</text:span></text:p>
            <text:p text:style-name="Preformatted_20_Text"><text:span text:style-name="NeedsUpdate"><text:s text:c="4"/>struct assertion_chain *assertions = NULL;</text:span></text:p>
            <text:p text:style-name="Preformatted_20_Text"><text:span text:style-name="NeedsUpdate"><text:s text:c="4"/>struct val_result *results = NULL;</text:span></text:p>
            <text:p text:style-name="Preformatted_20_Text"><text:span text:style-name="NeedsUpdate"><text:s text:c="4"/>int retval;</text:span></text:p>
            <text:p text:style-name="Preformatted_20_Text"><text:span text:style-name="NeedsUpdate"><text:s text:c="4"/>val_context_t *context;</text:span></text:p>
            <text:p text:style-name="Preformatted_20_Text"><text:span text:style-name="NeedsUpdate"><text:s text:c="4"/>u_char name_n[MAXCDNAME];</text:span></text:p>
            <text:p text:style-name="Preformatted_20_Text"><text:span text:style-name="NeedsUpdate"><text:s text:c="125"/></text:span></text:p>
            <text:p text:style-name="Preformatted_20_Text"><text:span text:style-name="NeedsUpdate"><text:s text:c="4"/>if(ctx == NULL) {</text:span></text:p>
            <text:p text:style-name="Preformatted_20_Text"><text:span text:style-name="NeedsUpdate"><text:s text:c="8"/>if(NO_ERROR !=(retval = get_context(NULL, &amp;context)))</text:span></text:p>
            <text:p text:style-name="Preformatted_20_Text"><text:span text:style-name="NeedsUpdate"><text:s text:c="12"/>return retval;</text:span></text:p>
            <text:p text:style-name="Preformatted_20_Text"><text:span text:style-name="NeedsUpdate"><text:s text:c="4"/>}</text:span></text:p>
            <text:p text:style-name="Preformatted_20_Text"><text:span text:style-name="NeedsUpdate"><text:s text:c="4"/>else</text:span></text:p>
            <text:p text:style-name="Preformatted_20_Text"><text:span text:style-name="NeedsUpdate"><text:s text:c="8"/>context = ctx;</text:span></text:p>
            <text:p text:style-name="Preformatted_20_Text"><text:span text:style-name="NeedsUpdate"><text:s text:c="125"/></text:span></text:p>
            <text:p text:style-name="Preformatted_20_Text"><text:span text:style-name="NeedsUpdate"><text:s text:c="4"/>if (ns_name_pton(domain_name, name_n, MAXCDNAME-1) == -1)</text:span></text:p>
            <text:p text:style-name="Preformatted_20_Text"><text:span text:style-name="NeedsUpdate"><text:s text:c="8"/>return (BAD_ARGUMENT);</text:span></text:p>
            <text:p text:style-name="Preformatted_20_Text"><text:span text:style-name="NeedsUpdate"><text:s text:c="4"/>if(NO_ERROR == (retval = val_resolve_and_check(context, name_n, </text:span></text:p>
            <text:p text:style-name="Preformatted_20_Text"><text:span text:style-name="NeedsUpdate"><text:s text:c="31"/>type, class, flags,</text:span></text:p>
            <text:p text:style-name="Preformatted_20_Text"><text:span text:style-name="NeedsUpdate"><text:s text:c="31"/>&amp;queries, &amp;assertions, &amp;results))) {</text:span></text:p>
            <text:p text:style-name="Preformatted_20_Text"><text:span text:style-name="NeedsUpdate"/></text:p>
            <text:p text:style-name="Preformatted_20_Text"><text:span text:style-name="NeedsUpdate"><text:s text:c="8"/>/* Construct the answer response in response_t */</text:span></text:p>
            <text:p text:style-name="Preformatted_20_Text"><text:span text:style-name="NeedsUpdate"><text:s text:c="8"/>retval = compose_answer(name_n, type, class, results, </text:span></text:p>
            <text:p text:style-name="Preformatted_20_Text"><text:span text:style-name="NeedsUpdate"><text:s text:c="36"/>resp, resp_count, flags);</text:span></text:p>
            <text:p text:style-name="Preformatted_20_Text"><text:span text:style-name="NeedsUpdate"><text:s text:c="8"/>free_query_chain(&amp;queries);</text:span></text:p>
            <text:p text:style-name="Preformatted_20_Text"><text:span text:style-name="NeedsUpdate"><text:s text:c="8"/>free_assertion_chain(&amp;assertions);</text:span></text:p>
            <text:p text:style-name="Preformatted_20_Text"><text:span text:style-name="NeedsUpdate"><text:s text:c="8"/>free_result_chain(&amp;results);</text:span></text:p>
            <text:p text:style-name="Preformatted_20_Text"><text:span text:style-name="NeedsUpdate"><text:s text:c="4"/>}</text:span></text:p>
            <text:p text:style-name="Preformatted_20_Text"><text:span text:style-name="NeedsUpdate"><text:s text:c="4"/>if((ctx == NULL)&amp;&amp; context)</text:span></text:p>
            <text:p text:style-name="Preformatted_20_Text"><text:span text:style-name="NeedsUpdate"><text:s text:c="8"/>destroy_context(context);</text:span></text:p>
            <text:p text:style-name="Preformatted_20_Text"><text:span text:style-name="NeedsUpdate"><text:s text:c="4"/>return retval;</text:span></text:p>
            <text:p text:style-name="P20"><text:span text:style-name="NeedsUpdate">}</text:span></text:p>
          </table:table-cell>
        </table:table-row>
      </table:table>
      <text:p text:style-name="First_20_line_20_indent"/>
      <text:h text:style-name="Heading_20_2" text:outline-level="2">Case Study: OpenSSH</text:h>
      <text:p text:style-name="First_20_line_20_indent">In this section, we present some case studies for adding local validation to an application. The application we selected is the 'ssh' program from OpenSSH. <text:span text:style-name="T13">Note Well: the code changes below are meant as quick examples of adding DNSSEC validation to an existing example. They are not the complete set of changes that would be needed for the whole set of applications OpenSSH offers, and unconditionally replace code (i.e. not configurable options).</text:span></text:p>
      <text:p text:style-name="First_20_line_20_indent"/>
      <text:h text:style-name="Heading_20_3" text:outline-level="3">Simple Client Validation On Connection</text:h>
      <text:p text:style-name="First_20_line_20_indent">OpenSSH uses the <text:span text:style-name="Function_20_Name">getaddrinfo()</text:span> function to resolve host names when a client connects to a ssh server. It is fairly trivial to change this to use <text:span text:style-name="Function_20_Name">val_getaddrinfo()</text:span> instead. Code changes are highlighted in bold below.</text:p>
      <text:p text:style-name="ParagraphSpacing"/>
      <table:table table:name="Table12" table:style-name="Table12">
        <table:table-column table:style-name="Table12.A"/>
        <table:table-row>
          <table:table-cell table:style-name="Table12.A1" office:value-type="string">
            <text:p text:style-name="P21">/* ... */</text:p>
            <text:p text:style-name="P21"/>
            <text:p text:style-name="P21">#<text:span text:style-name="T14">include "validator.h"</text:span></text:p>
            <text:p text:style-name="P21"/>
            <text:p text:style-name="P21">/* ... */</text:p>
            <text:p text:style-name="P21"/>
            <text:p text:style-name="P21">int</text:p>
            <text:p text:style-name="P21">ssh_connect(const char *host, struct sockaddr_storage * hostaddr,</text:p>
            <text:p text:style-name="P21"><text:s text:c="4"/>u_short port, int family, int connection_attempts,</text:p>
            <text:p text:style-name="P21"><text:s text:c="4"/>int needpriv, const char *proxy_command)</text:p>
            <text:p text:style-name="P21">{</text:p>
            <text:p text:style-name="P21"><text:s text:c="8"/>int gaierr;</text:p>
            <text:p text:style-name="P21"><text:s text:c="8"/>int on = 1;</text:p>
            <text:p text:style-name="P21"><text:s text:c="8"/>int sock = -1, attempt;</text:p>
            <text:p text:style-name="P21"><text:s text:c="8"/>char ntop[NI_MAXHOST], strport[NI_MAXSERV];</text:p>
            <text:p text:style-name="P21"><text:s text:c="8"/>struct addrinfo hints, *ai, *aitop;</text:p>
            <text:p text:style-name="P21"><text:s text:c="8"/><text:span text:style-name="T15">struct val_addrinfo *val_ainfo = NULL;</text:span></text:p>
            <text:p text:style-name="P21"/>
            <text:p text:style-name="P21"><text:s text:c="8"/>/* ... */</text:p>
            <text:p text:style-name="P21"/>
            <text:p text:style-name="P21"><text:s text:c="8"/>memset(&amp;hints, 0, sizeof(hints));</text:p>
            <text:p text:style-name="P21"><text:s text:c="8"/>hints.ai_family = family;</text:p>
            <text:p text:style-name="P21"><text:s text:c="8"/>hints.ai_socktype = SOCK_STREAM;</text:p>
            <text:p text:style-name="P21"><text:s text:c="8"/>snprintf(strport, sizeof strport, "%u", port);</text:p>
            <text:p text:style-name="P21"><text:s text:c="8"/><text:span text:style-name="T14">/*if ((gaierr = getaddrinfo(host, strport, &amp;hints, &amp;aitop)) != 0)*/</text:span></text:p>
            <text:p text:style-name="P22"><text:s text:c="8"/>if ((gaierr = val_getaddrinfo(NULL, host, strport, &amp;hints, &amp;val_ainfo)) != 0)</text:p>
            <text:p text:style-name="P22"><text:s text:c="16"/>fatal("%s: %.100s: %s", __progname, host,</text:p>
            <text:p text:style-name="P22"><text:s text:c="20"/>gai_strerror(gaierr));</text:p>
            <text:p text:style-name="P22"><text:s text:c="8"/>if (!val_istrusted(aitop-&gt;ai_val_status))</text:p>
            <text:p text:style-name="P22"><text:s text:c="16"/>error("*** WARNING: DNS resolution is not trusted (%s)",</text:p>
            <text:p text:style-name="P22"><text:s text:c="22"/>p_val_error(aitop-&gt;ai_val_status));</text:p>
            <text:p text:style-name="P22"><text:s text:c="8"/>else</text:p>
            <text:p text:style-name="P22"><text:s text:c="16"/>debug("ValStatus: %s", p_val_error(aitop-&gt;ai_val_status));</text:p>
            <text:p text:style-name="P21"/>
            <text:p text:style-name="P21"><text:s text:c="8"/>/* ... */</text:p>
            <text:p text:style-name="P21"/>
            <text:p text:style-name="P21"><text:s text:c="8"/><text:span text:style-name="T1">/*freeaddrinfo(aitop);*/</text:span></text:p>
            <text:p text:style-name="P23"><text:s text:c="8"/>val_freeaddrinfo(aitop);</text:p>
            <text:p text:style-name="P21"/>
            <text:p text:style-name="P21"><text:s text:c="8"/>/* ... */</text:p>
          </table:table-cell>
        </table:table-row>
      </table:table>
      <text:h text:style-name="Heading_20_3" text:outline-level="3">Validation of SSHFP Record Retrieval</text:h>
      <text:p text:style-name="First_20_line_20_indent">OpenSSH has support for validating a server's SSH key fingerprint against a SSHFP resource record stored in the DNS. Obviously, this is a piece of data that should be validated if possible. While OpenSSH does have a configuration option to use DNSSEC, it does so by trusting the validation status returned from a remote DNS server. In this example, we modify the code to use <text:span text:style-name="API_2f_library_20_Name">libval</text:span> to do the validation locally. Code changes are highlighted in bold below.</text:p>
      <text:p text:style-name="ParagraphSpacing"/>
      <table:table table:name="Table14" table:style-name="Table14">
        <table:table-column table:style-name="Table14.A"/>
        <table:table-row>
          <table:table-cell table:style-name="Table14.A1" office:value-type="string">
            <text:p text:style-name="P21">/* ... */</text:p>
            <text:p text:style-name="P21"/>
            <text:p text:style-name="P21">#<text:span text:style-name="T14">include "validator.h"</text:span></text:p>
            <text:p text:style-name="P21"/>
            <text:p text:style-name="P21">/* ... */</text:p>
            <text:p text:style-name="P21"/>
            <text:p text:style-name="P21">int</text:p>
            <text:p text:style-name="P21">getrrsetbyname(const char *hostname, unsigned int rdclass,</text:p>
            <text:p text:style-name="P21"><text:s text:c="4"/>unsigned int rdtype, unsigned int flags,</text:p>
            <text:p text:style-name="P21"><text:s text:c="4"/>struct rrsetinfo **res)</text:p>
            <text:p text:style-name="P21">{</text:p>
            <text:p text:style-name="P21"><text:s text:c="8"/>struct __res_state *_resp = _THREAD_PRIVATE(_res, _res, &amp;_res);</text:p>
            <text:p text:style-name="P21"><text:s text:c="8"/>int result;</text:p>
            <text:p text:style-name="P21"><text:s text:c="8"/>struct rrsetinfo *rrset = NULL;</text:p>
            <text:p text:style-name="P21"><text:s text:c="8"/>struct dns_response *response = NULL;</text:p>
            <text:p text:style-name="P21"><text:s text:c="8"/><text:span text:style-name="T1">val_status_t val_status;</text:span></text:p>
            <text:p text:style-name="P21"><text:s text:c="8"/>struct dns_rr *rr;</text:p>
            <text:p text:style-name="P21"><text:s text:c="8"/>struct rdatainfo *rdata;</text:p>
            <text:p text:style-name="P21"><text:s text:c="8"/>int length;</text:p>
            <text:p text:style-name="P21"><text:s text:c="8"/>unsigned int index_ans, index_sig;</text:p>
            <text:p text:style-name="P21"><text:s text:c="8"/>u_char answer[ANSWER_BUFFER_SIZE];</text:p>
            <text:p text:style-name="P21"/>
            <text:p text:style-name="P21">/* ... */</text:p>
            <text:p text:style-name="P21"/>
            <text:p text:style-name="P21"><text:s text:c="8"/>/* make query */</text:p>
            <text:p text:style-name="P21"><text:s text:c="8"/><text:span text:style-name="T1">/*length = res_query(hostname, (signed int) rdclass, (signed int) rdtype,</text:span></text:p>
            <text:p text:style-name="P23"><text:s text:c="12"/>answer, sizeof(answer));*/</text:p>
            <text:p text:style-name="P23"><text:s text:c="8"/>length = val_res_query(NULL, hostname, rdclass, rdtype,</text:p>
            <text:p text:style-name="P23"><text:s text:c="31"/>answer, sizeof(answer), &amp;val_status);</text:p>
            <text:p text:style-name="P22"><text:s text:c="8"/>if (!val_istrusted(val_status))</text:p>
            <text:p text:style-name="P22"><text:s text:c="16"/>error("*** WARNING: DNS resolution is not trusted (%s)",</text:p>
            <text:p text:style-name="P22"><text:s text:c="22"/>p_val_error(aitop-&gt;ai_val_status));</text:p>
            <text:p text:style-name="P22"><text:s text:c="8"/>else</text:p>
            <text:p text:style-name="P22"><text:s text:c="16"/>debug("ValStatus: %s", p_val_error(aitop-&gt;ai_val_status));</text:p>
            <text:p text:style-name="P23"><text:s text:c="8"/>if (length &lt; 0) {</text:p>
            <text:p text:style-name="P23"><text:s text:c="16"/>switch(h_errno) {</text:p>
            <text:p text:style-name="P23"><text:s text:c="16"/>case HOST_NOT_FOUND:</text:p>
            <text:p text:style-name="P23"><text:s text:c="24"/>result = ERRSET_NONAME;</text:p>
            <text:p text:style-name="P23"><text:s text:c="24"/>goto fail;</text:p>
            <text:p text:style-name="P23"><text:s text:c="16"/>case NO_DATA:</text:p>
            <text:p text:style-name="P23"><text:s text:c="24"/>result = ERRSET_NODATA;</text:p>
            <text:p text:style-name="P23"><text:s text:c="24"/>goto fail;</text:p>
            <text:p text:style-name="P23"><text:s text:c="16"/>default:</text:p>
            <text:p text:style-name="P23"><text:s text:c="24"/>result = ERRSET_FAIL;</text:p>
            <text:p text:style-name="P23"><text:s text:c="24"/>goto fail;</text:p>
            <text:p text:style-name="P23"><text:s text:c="16"/>}</text:p>
            <text:p text:style-name="P23"><text:s text:c="8"/>}</text:p>
            <text:p text:style-name="P21"/>
            <text:p text:style-name="P21">/* ... */</text:p>
          </table:table-cell>
        </table:table-row>
      </table:table>
      <text:p text:style-name="First_20_line_20_ind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Georgia" svg:font-family="Georgia"/>
    <style:font-face style:name="Times" svg:font-family="Times" style:font-family-generic="roman"/>
    <style:font-face style:name="Luxi Mono1" svg:font-family="'Luxi Mono'" style:font-adornments="Regular" style:font-pitch="fixed"/>
    <style:font-face style:name="Courier" svg:font-family="Courier" style:font-family-generic="modern" style:font-pitch="fixed"/>
    <style:font-face style:name="Luxi Mono" svg:font-family="'Luxi Mono'" style:font-family-generic="modern" style:font-pitch="fixed"/>
    <style:font-face style:name="Luxi Sans1" svg:font-family="'Luxi Sans'" style:font-pitch="variable"/>
    <style:font-face style:name="Luxi Sans" svg:font-family="'Luxi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Georgia" fo:font-size="12pt" fo:language="en" fo:country="US" style:font-name-asian="Luxi Sans1" style:font-size-asian="12pt" style:language-asian="none" style:country-asian="none" style:font-name-complex="Luxi Sans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First_20_line_20_indent" style:class="text">
      <style:paragraph-properties fo:margin-top="0.1665in" fo:margin-bottom="0.0835in" fo:keep-with-next="always"/>
      <style:text-properties style:font-name="Luxi Sans" fo:font-size="14pt" style:font-name-asian="Luxi Sans1" style:font-size-asian="14pt" style:font-name-complex="Luxi Sans1" style:font-size-complex="14pt"/>
    </style:style>
    <style:style style:name="Heading_20_1" style:display-name="Heading 1" style:family="paragraph" style:parent-style-name="Heading" style:next-style-name="First_20_line_20_indent" style:auto-update="true" style:class="text" style:master-page-name="" style:default-outline-level="1">
      <style:paragraph-propertie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First_20_line_20_indent"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irst_20_line_20_indent"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_20_3" style:next-style-name="First_20_line_20_indent"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Georgia"/>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style:font-name="Georgia" fo:font-size="12pt" fo:font-style="italic" style:font-size-asian="12pt" style:font-style-asian="italic" style:font-size-complex="12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Georgia"/>
    </style:style>
    <style:style style:name="Preformatted_20_Text" style:display-name="Preformatted Text" style:family="paragraph" style:parent-style-name="Standard" style:auto-update="true" style:class="html" style:master-page-name="">
      <style:paragraph-properties fo:margin-left="0in" fo:margin-right="0in" fo:margin-top="0in" fo:margin-bottom="0in" fo:text-indent="0in" style:auto-text-indent="false" fo:background-color="transparent" fo:padding="0in" fo:border="none" style:shadow="none">
        <style:tab-stops>
          <style:tab-stop style:position="0.25in"/>
          <style:tab-stop style:position="0.4374in"/>
          <style:tab-stop style:position="0.698in"/>
          <style:tab-stop style:position="0.9374in"/>
          <style:tab-stop style:position="1.2083in"/>
          <style:tab-stop style:position="1.448in"/>
          <style:tab-stop style:position="1.698in"/>
          <style:tab-stop style:position="1.948in"/>
          <style:tab-stop style:position="2.2083in"/>
          <style:tab-stop style:position="2.448in"/>
          <style:tab-stop style:position="2.9583in"/>
          <style:tab-stop style:position="8.1146in"/>
        </style:tab-stops>
        <style:background-image/>
      </style:paragraph-properties>
      <style:text-properties style:font-name="Luxi Mono" fo:font-size="9pt" fo:language="none" fo:country="none" style:font-name-asian="Luxi Mono" style:font-size-asian="10pt" style:font-name-complex="Luxi Mono" style:font-size-complex="10pt"/>
    </style:style>
    <style:style style:name="List_20_Contents" style:display-name="List Contents" style:family="paragraph" style:parent-style-name="Standard" style:class="html" style:master-page-name="">
      <style:paragraph-properties fo:margin-left="0.3937in" fo:margin-right="0in" fo:text-indent="0in" style:auto-text-indent="false" fo:keep-with-next="always"/>
    </style:style>
    <style:style style:name="part" style:family="paragraph" style:parent-style-name="Standard" style:next-style-name="Standard">
      <style:paragraph-properties fo:margin-top="0.1665in" fo:margin-bottom="0.0417in" fo:text-align="center" style:justify-single-word="false" fo:keep-with-next="always"/>
      <style:text-properties style:font-name="Times" fo:font-size="20pt" fo:font-weight="bold" style:font-name-asian="Times" style:font-size-asian="20pt" style:font-weight-asian="bold" style:font-name-complex="Times" style:font-size-complex="20pt" style:font-weight-complex="bold"/>
    </style:style>
    <style:style style:name="ParagraphSpacing" style:family="paragraph" style:parent-style-name="Standard" style:next-style-name="First_20_line_20_indent" style:master-page-name="">
      <style:text-properties fo:font-size="6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Source_20_Text" style:display-name="Source Text" style:family="text">
      <style:text-properties style:font-name="Luxi Mono" style:font-name-asian="Luxi Mono" style:font-name-complex="Luxi Mono"/>
    </style:style>
    <style:style style:name="Example" style:family="text">
      <style:text-properties style:font-name="Luxi Mono" style:font-name-asian="Luxi Mono" style:font-name-complex="Luxi Mono"/>
    </style:style>
    <style:style style:name="Preformatted_20_text" style:display-name="Preformatted text" style:family="text" style:parent-style-name="Example">
      <style:text-properties fo:font-variant="normal" fo:text-transform="none" style:font-name="Luxi Mono1" fo:font-size="10pt" fo:font-style="normal" fo:font-weight="normal" fo:background-color="#e6e6e6" style:font-name-asian="Courier" style:font-style-asian="normal" style:font-weight-asian="normal" style:font-name-complex="Courier" style:font-style-complex="normal" style:font-weight-complex="normal"/>
    </style:style>
    <style:style style:name="Function_20_Name" style:display-name="Function Name" style:family="text" style:parent-style-name="Preformatted_20_text">
      <style:text-properties fo:font-size="10pt" fo:font-weight="bold" fo:background-color="#0000ff"/>
    </style:style>
    <style:style style:name="Variable_20_Name" style:display-name="Variable Name" style:family="text" style:parent-style-name="Preformatted_20_text">
      <style:text-properties fo:font-size="10pt" fo:font-style="oblique" fo:background-color="#23ff23"/>
    </style:style>
    <style:style style:name="API_2f_library_20_Name" style:display-name="API/library Name" style:family="text" style:parent-style-name="Preformatted_20_text">
      <style:text-properties fo:font-size="10pt" fo:font-style="oblique" fo:font-weight="bold" fo:background-color="#ffff00"/>
    </style:style>
    <style:style style:name="NeedsUpdate" style:family="text">
      <style:text-properties fo:background-color="#ff00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Right_20_Page" style:display-name="Right Pag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Unix OpenOffice.org_project/680m5$Build-9011</meta:generator>
    <meta:creation-date>2006-10-13T14:41:59</meta:creation-date>
    <dc:date>2006-11-17T19:12:57</dc:date>
    <dc:language>en-US</dc:language>
    <meta:editing-cycles>58</meta:editing-cycles>
    <meta:editing-duration>P10DT7H54M35S</meta:editing-duration>
    <meta:user-defined meta:name="Info 1"/>
    <meta:user-defined meta:name="Info 2"/>
    <meta:user-defined meta:name="Info 3"/>
    <meta:user-defined meta:name="Info 4"/>
    <meta:document-statistic meta:table-count="17" meta:image-count="5" meta:object-count="0" meta:page-count="37" meta:paragraph-count="464" meta:word-count="4889" meta:character-count="33880"/>
  </office:meta>
</office:document-meta>
</file>